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5A86E56824ECB1A7ED.jpg" manifest:media-type="image/jpeg"/>
  <manifest:file-entry manifest:full-path="Pictures/1000000000000064000000528104113F660A6F5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5.286cm" fo:margin-left="0cm" fo:margin-top="0cm" fo:margin-bottom="0cm" table:align="left" style:writing-mode="lr-tb"/>
    </style:style>
    <style:style style:name="Tabla2.A" style:family="table-column">
      <style:table-column-properties style:column-width="2.748cm"/>
    </style:style>
    <style:style style:name="Tabla2.B" style:family="table-column">
      <style:table-column-properties style:column-width="10.123cm"/>
    </style:style>
    <style:style style:name="Tabla2.C" style:family="table-column">
      <style:table-column-properties style:column-width="2.415cm"/>
    </style:style>
    <style:style style:name="Tabla2.1" style:family="table-row">
      <style:table-row-properties style:min-row-height="2.007cm" fo:keep-together="auto"/>
    </style:style>
    <style:style style:name="Tabla2.A1" style:family="table-cell">
      <style:table-cell-properties fo:padding-left="0.009cm" fo:padding-right="0.079cm" fo:padding-top="0.021cm" fo:padding-bottom="0cm" fo:border="0.5pt solid #000000" style:writing-mode="lr-tb"/>
    </style:style>
    <style:style style:name="Tabla3" style:family="table">
      <style:table-properties style:width="15.286cm" fo:margin-left="0cm" fo:margin-top="0cm" fo:margin-bottom="0cm" table:align="left" style:writing-mode="lr-tb"/>
    </style:style>
    <style:style style:name="Tabla3.A" style:family="table-column">
      <style:table-column-properties style:column-width="2.748cm"/>
    </style:style>
    <style:style style:name="Tabla3.B" style:family="table-column">
      <style:table-column-properties style:column-width="10.123cm"/>
    </style:style>
    <style:style style:name="Tabla3.C" style:family="table-column">
      <style:table-column-properties style:column-width="2.415cm"/>
    </style:style>
    <style:style style:name="Tabla3.1" style:family="table-row">
      <style:table-row-properties style:min-row-height="2.007cm" fo:keep-together="auto"/>
    </style:style>
    <style:style style:name="Tabla3.A1" style:family="table-cell">
      <style:table-cell-properties fo:padding-left="0.009cm" fo:padding-right="0.079cm" fo:padding-top="0.021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true" style:language-asian="es" style:country-asian="ES" style:font-size-complex="12pt" style:language-complex="ar" style:country-complex="SA"/>
    </style:style>
    <style:style style:name="P2" style:family="paragraph" style:parent-style-name="Standard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officeooo:paragraph-rsid="003ec85e"/>
    </style:style>
    <style:style style:name="P3" style:family="paragraph" style:parent-style-name="Standard">
      <style:paragraph-properties fo:margin-top="0cm" fo:margin-bottom="0.275cm" style:contextual-spacing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Contents_20_Heading">
      <style:paragraph-properties fo:margin-left="1.249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List_20_Paragraph" style:list-style-name="WWNum20">
      <style:paragraph-properties fo:margin-top="0cm" fo:margin-bottom="0.009cm" style:contextual-spacing="true" fo:line-height="103%"/>
      <style:text-properties officeooo:paragraph-rsid="001f388e"/>
    </style:style>
    <style:style style:name="P7" style:family="paragraph" style:parent-style-name="List_20_Paragraph" style:list-style-name="WWNum20">
      <style:paragraph-properties fo:margin-top="0cm" fo:margin-bottom="0.009cm" style:contextual-spacing="true" fo:line-height="103%"/>
    </style:style>
    <style:style style:name="P8" style:family="paragraph" style:parent-style-name="List_20_Paragraph" style:list-style-name="WWNum20">
      <style:paragraph-properties fo:margin-top="0cm" fo:margin-bottom="0.009cm" style:contextual-spacing="true" fo:line-height="103%"/>
      <style:text-properties fo:color="#2a6099" loext:opacity="100%" fo:font-weight="bold" officeooo:paragraph-rsid="001f388e" style:font-name-asian="Arial2" style:font-weight-asian="bold" style:font-size-complex="11pt" style:font-weight-complex="bold"/>
    </style:style>
    <style:style style:name="P9" style:family="paragraph" style:parent-style-name="List_20_Paragraph" style:list-style-name="WWNum20">
      <style:paragraph-properties fo:margin-top="0cm" fo:margin-bottom="0.009cm" style:contextual-spacing="true" fo:line-height="103%"/>
      <style:text-properties fo:color="#2a6099" loext:opacity="100%" fo:font-weight="bold" style:font-name-asian="Arial2" style:font-weight-asian="bold" style:font-size-complex="11pt" style:font-weight-complex="bold"/>
    </style:style>
    <style:style style:name="P10" style:family="paragraph" style:parent-style-name="Standard">
      <style:paragraph-properties fo:margin-left="0.078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1.693cm" fo:margin-right="1.49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es" fo:country="ES" style:letter-kerning="true" style:font-name-asian="Times New Roman1" style:language-asian="es" style:country-asian="E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cm" fo:margin-bottom="1.868cm" style:contextual-spacing="false"/>
      <style:text-properties style:font-name="Arial" fo:font-size="10pt" style:font-name-asian="Arial2" style:font-size-asian="10pt" style:font-name-complex="Arial2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" fo:font-size="10pt" style:font-name-asian="Arial2" style:font-size-asian="10pt" style:font-name-complex="Arial2"/>
    </style:style>
    <style:style style:name="P15" style:family="paragraph" style:parent-style-name="Standard" style:master-page-name="First_20_Page">
      <style:paragraph-properties style:page-number="auto"/>
      <style:text-properties style:font-name-asian="Times New Roman1"/>
    </style:style>
    <style:style style:name="P16" style:family="paragraph" style:parent-style-name="Standard">
      <style:paragraph-properties fo:margin-left="1.249cm" fo:margin-right="0cm" fo:text-indent="0cm" style:auto-text-indent="false"/>
    </style:style>
    <style:style style:name="P17" style:family="paragraph" style:parent-style-name="Standard">
      <style:paragraph-properties fo:margin-top="0cm" fo:margin-bottom="0.004cm" style:contextual-spacing="false"/>
    </style:style>
    <style:style style:name="P18" style:family="paragraph" style:parent-style-name="Standard">
      <style:paragraph-properties fo:margin-left="0.018cm" fo:margin-right="0cm" fo:margin-top="0cm" fo:margin-bottom="0.009cm" style:contextual-spacing="false" fo:line-height="103%" fo:text-indent="-0.018cm" style:auto-text-indent="false"/>
    </style:style>
    <style:style style:name="P19" style:family="paragraph" style:parent-style-name="Standard">
      <style:paragraph-properties fo:margin-top="0cm" fo:margin-bottom="0.009cm" style:contextual-spacing="false" fo:line-height="103%"/>
    </style:style>
    <style:style style:name="P20" style:family="paragraph" style:parent-style-name="Standard" style:list-style-name="WWNum2">
      <style:paragraph-properties fo:margin-left="1.884cm" fo:margin-right="0cm" fo:margin-top="0cm" fo:margin-bottom="0.009cm" style:contextual-spacing="false" fo:line-height="103%" fo:text-indent="-0.635cm" style:auto-text-indent="false"/>
      <style:text-properties officeooo:paragraph-rsid="00210828"/>
    </style:style>
    <style:style style:name="P21" style:family="paragraph" style:parent-style-name="Standard" style:list-style-name="WWNum2">
      <style:paragraph-properties fo:margin-left="1.884cm" fo:margin-right="0cm" fo:margin-top="0cm" fo:margin-bottom="0.009cm" style:contextual-spacing="false" fo:line-height="103%" fo:text-indent="-0.635cm" style:auto-text-indent="false"/>
    </style:style>
    <style:style style:name="P22" style:family="paragraph" style:parent-style-name="Standard" style:list-style-name="WWNum2">
      <style:paragraph-properties fo:margin-left="1.884cm" fo:margin-right="0cm" fo:margin-top="0cm" fo:margin-bottom="0.06cm" style:contextual-spacing="false" fo:line-height="103%" fo:text-indent="-0.635cm" style:auto-text-indent="false"/>
    </style:style>
    <style:style style:name="P23" style:family="paragraph" style:parent-style-name="Standard" style:list-style-name="WWNum2">
      <style:paragraph-properties fo:margin-left="1.884cm" fo:margin-right="0cm" fo:margin-top="0cm" fo:margin-bottom="0.355cm" style:contextual-spacing="false" fo:line-height="103%" fo:text-indent="-0.635cm" style:auto-text-indent="false"/>
    </style:style>
    <style:style style:name="P24" style:family="paragraph" style:parent-style-name="Standard" style:list-style-name="WWNum2">
      <style:paragraph-properties fo:margin-left="1.884cm" fo:margin-right="0cm" fo:margin-top="0cm" fo:margin-bottom="0.355cm" style:contextual-spacing="false" fo:line-height="103%" fo:text-indent="-0.635cm" style:auto-text-indent="false"/>
      <style:text-properties officeooo:paragraph-rsid="0026d8b5"/>
    </style:style>
    <style:style style:name="P25" style:family="paragraph" style:parent-style-name="Standard">
      <style:paragraph-properties fo:margin-left="1.884cm" fo:margin-right="0cm" fo:margin-top="0cm" fo:margin-bottom="0.009cm" style:contextual-spacing="false" fo:line-height="103%" fo:text-indent="-0.635cm" style:auto-text-indent="false"/>
      <style:text-properties officeooo:paragraph-rsid="00210828"/>
    </style:style>
    <style:style style:name="P26" style:family="paragraph" style:parent-style-name="Standard">
      <style:paragraph-properties fo:margin-left="1.884cm" fo:margin-right="0cm" fo:margin-top="0cm" fo:margin-bottom="0.06cm" style:contextual-spacing="false" fo:line-height="103%" fo:text-indent="-0.635cm" style:auto-text-indent="false"/>
    </style:style>
    <style:style style:name="P27" style:family="paragraph" style:parent-style-name="Standard" style:list-style-name="WWNum3">
      <style:paragraph-properties fo:margin-left="1.591cm" fo:margin-right="0cm" fo:margin-top="0cm" fo:margin-bottom="0.009cm" style:contextual-spacing="false" fo:line-height="103%" fo:text-indent="-0.347cm" style:auto-text-indent="false"/>
      <style:text-properties officeooo:paragraph-rsid="00285bc3"/>
    </style:style>
    <style:style style:name="P28" style:family="paragraph" style:parent-style-name="Standard" style:list-style-name="WWNum3">
      <style:paragraph-properties fo:margin-left="1.591cm" fo:margin-right="0cm" fo:margin-top="0cm" fo:margin-bottom="0.009cm" style:contextual-spacing="false" fo:line-height="103%" fo:text-indent="-0.347cm" style:auto-text-indent="false"/>
      <style:text-properties officeooo:paragraph-rsid="0029f381"/>
    </style:style>
    <style:style style:name="P29" style:family="paragraph" style:parent-style-name="Standard" style:list-style-name="WWNum3">
      <style:paragraph-properties fo:margin-left="1.591cm" fo:margin-right="0cm" fo:margin-top="0cm" fo:margin-bottom="0.009cm" style:contextual-spacing="false" fo:line-height="103%" fo:text-indent="-0.347cm" style:auto-text-indent="false"/>
    </style:style>
    <style:style style:name="P30" style:family="paragraph" style:parent-style-name="Standard">
      <style:paragraph-properties fo:margin-left="1.261cm" fo:margin-right="0cm" fo:margin-top="0cm" fo:margin-bottom="0.009cm" style:contextual-spacing="false" fo:line-height="103%" fo:text-indent="-0.018cm" style:auto-text-indent="false"/>
    </style:style>
    <style:style style:name="P31" style:family="paragraph" style:parent-style-name="Standard" style:list-style-name="WWNum4">
      <style:paragraph-properties fo:margin-left="1.752cm" fo:margin-right="0cm" fo:margin-top="0cm" fo:margin-bottom="0.039cm" style:contextual-spacing="false" fo:line-height="103%" fo:text-indent="-0.487cm" style:auto-text-indent="false"/>
    </style:style>
    <style:style style:name="P32" style:family="paragraph" style:parent-style-name="Standard" style:list-style-name="WWNum4">
      <style:paragraph-properties fo:margin-left="1.752cm" fo:margin-right="0cm" fo:margin-top="0cm" fo:margin-bottom="0.258cm" style:contextual-spacing="false" fo:line-height="103%" fo:text-indent="-0.487cm" style:auto-text-indent="false"/>
    </style:style>
    <style:style style:name="P33" style:family="paragraph" style:parent-style-name="Standard" style:list-style-name="WWNum15">
      <style:paragraph-properties fo:margin-left="1.863cm" fo:margin-right="0cm" fo:margin-top="0cm" fo:margin-bottom="0.039cm" style:contextual-spacing="false" fo:line-height="103%" fo:text-indent="-0.614cm" style:auto-text-indent="false"/>
    </style:style>
    <style:style style:name="P34" style:family="paragraph" style:parent-style-name="Standard" style:list-style-name="WWNum15">
      <style:paragraph-properties fo:margin-left="1.863cm" fo:margin-right="0cm" fo:margin-top="0cm" fo:margin-bottom="0.039cm" style:contextual-spacing="false" fo:line-height="103%" fo:text-indent="-0.614cm" style:auto-text-indent="false"/>
      <style:text-properties officeooo:paragraph-rsid="003ec85e"/>
    </style:style>
    <style:style style:name="P35" style:family="paragraph" style:parent-style-name="Standard" style:list-style-name="WWNum5">
      <style:paragraph-properties fo:margin-left="1.863cm" fo:margin-right="0cm" fo:margin-top="0cm" fo:margin-bottom="0.039cm" style:contextual-spacing="false" fo:line-height="103%" fo:text-indent="-0.614cm" style:auto-text-indent="false"/>
    </style:style>
    <style:style style:name="P36" style:family="paragraph" style:parent-style-name="Standard" style:list-style-name="WWNum5">
      <style:paragraph-properties fo:margin-left="1.863cm" fo:margin-right="0cm" fo:margin-top="0cm" fo:margin-bottom="0.224cm" style:contextual-spacing="false" fo:line-height="103%" fo:text-indent="-0.614cm" style:auto-text-indent="false"/>
    </style:style>
    <style:style style:name="P37" style:family="paragraph" style:parent-style-name="Standard" style:list-style-name="WWNum5">
      <style:paragraph-properties fo:margin-left="1.863cm" fo:margin-right="0cm" fo:margin-top="0cm" fo:margin-bottom="0.051cm" style:contextual-spacing="false" fo:line-height="103%" fo:text-indent="-0.614cm" style:auto-text-indent="false"/>
      <style:text-properties officeooo:paragraph-rsid="00429788"/>
    </style:style>
    <style:style style:name="P38" style:family="paragraph" style:parent-style-name="Standard" style:list-style-name="WWNum1">
      <style:paragraph-properties fo:margin-left="1.863cm" fo:margin-right="0cm" fo:margin-top="0cm" fo:margin-bottom="0.039cm" style:contextual-spacing="false" fo:line-height="103%" fo:text-indent="-0.614cm" style:auto-text-indent="false"/>
    </style:style>
    <style:style style:name="P39" style:family="paragraph" style:parent-style-name="Standard">
      <style:paragraph-properties fo:margin-top="0cm" fo:margin-bottom="0cm" style:contextual-spacing="false"/>
    </style:style>
    <style:style style:name="P40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</style:style>
    <style:style style:name="P41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officeooo:paragraph-rsid="004f3b52"/>
    </style:style>
    <style:style style:name="P42" style:family="paragraph" style:parent-style-name="Standard">
      <style:paragraph-properties fo:margin-top="0cm" fo:margin-bottom="0.021cm" style:contextual-spacing="false"/>
      <style:text-properties style:font-size-complex="11pt"/>
    </style:style>
    <style:style style:name="P43" style:family="paragraph" style:parent-style-name="Standard">
      <style:paragraph-properties fo:margin-top="0cm" fo:margin-bottom="0.009cm" style:contextual-spacing="false"/>
    </style:style>
    <style:style style:name="P44" style:family="paragraph" style:parent-style-name="Standard">
      <style:paragraph-properties fo:margin-left="1.884cm" fo:margin-right="0cm" fo:margin-top="0cm" fo:margin-bottom="0.009cm" style:contextual-spacing="false" fo:line-height="103%" fo:text-indent="-0.635cm" style:auto-text-indent="false"/>
      <style:text-properties fo:color="#2a6099" loext:opacity="100%" officeooo:paragraph-rsid="00210828" style:font-name-asian="Arial2" style:font-size-complex="11pt"/>
    </style:style>
    <style:style style:name="P45" style:family="paragraph" style:parent-style-name="Standard" style:list-style-name="WWNum2">
      <style:paragraph-properties fo:margin-left="1.884cm" fo:margin-right="0cm" fo:margin-top="0cm" fo:margin-bottom="0.009cm" style:contextual-spacing="false" fo:line-height="103%" fo:text-indent="-0.635cm" style:auto-text-indent="false"/>
      <style:text-properties fo:color="#2a6099" loext:opacity="100%" style:font-name-asian="Arial2" style:font-size-complex="11pt"/>
    </style:style>
    <style:style style:name="P46" style:family="paragraph" style:parent-style-name="Standard">
      <style:paragraph-properties fo:margin-left="1.884cm" fo:margin-right="0cm" fo:margin-top="0cm" fo:margin-bottom="0.06cm" style:contextual-spacing="false" fo:line-height="103%" fo:text-indent="-0.635cm" style:auto-text-indent="false"/>
      <style:text-properties fo:color="#2a6099" loext:opacity="100%" style:font-name-asian="Arial2" style:font-size-complex="11pt"/>
    </style:style>
    <style:style style:name="P47" style:family="paragraph" style:parent-style-name="Standard">
      <style:paragraph-properties fo:margin-left="1.884cm" fo:margin-right="0cm" fo:margin-top="0cm" fo:margin-bottom="0.355cm" style:contextual-spacing="false" fo:line-height="103%" fo:text-indent="-0.635cm" style:auto-text-indent="false"/>
      <style:text-properties fo:color="#2a6099" loext:opacity="100%" officeooo:paragraph-rsid="0026d8b5" style:font-name-asian="Tahoma1" style:font-size-complex="11pt"/>
    </style:style>
    <style:style style:name="P48" style:family="paragraph" style:parent-style-name="Standard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style:font-name-asian="Tahoma1" style:font-size-complex="11pt"/>
    </style:style>
    <style:style style:name="P49" style:family="paragraph" style:parent-style-name="Standard" style:list-style-name="WWNum2">
      <style:paragraph-properties fo:margin-left="1.884cm" fo:margin-right="0cm" fo:margin-top="0cm" fo:margin-bottom="0.009cm" style:contextual-spacing="false" fo:line-height="103%" fo:text-indent="-0.635cm" style:auto-text-indent="false"/>
      <style:text-properties fo:color="#2a6099" loext:opacity="100%" fo:font-weight="bold" style:font-name-asian="Arial2" style:font-weight-asian="bold" style:font-size-complex="11pt" style:font-weight-complex="bold"/>
    </style:style>
    <style:style style:name="P50" style:family="paragraph" style:parent-style-name="Standard">
      <style:paragraph-properties fo:margin-left="1.261cm" fo:margin-right="0cm" fo:margin-top="0cm" fo:margin-bottom="0.009cm" style:contextual-spacing="false" fo:line-height="103%" fo:text-indent="-0.018cm" style:auto-text-indent="false"/>
      <style:text-properties fo:color="#2a6099" loext:opacity="100%" fo:font-weight="bold" style:font-name-asian="Arial2" style:font-weight-asian="bold" style:font-weight-complex="bold"/>
    </style:style>
    <style:style style:name="P51" style:family="paragraph" style:parent-style-name="Standard">
      <style:paragraph-properties fo:margin-left="1.293cm" fo:margin-right="0cm" fo:margin-top="0cm" fo:margin-bottom="0.009cm" style:contextual-spacing="false" fo:line-height="103%" fo:text-indent="-0.018cm" style:auto-text-indent="false"/>
      <style:text-properties fo:color="#2a6099" loext:opacity="100%" fo:font-weight="bold" style:font-name-asian="Arial2" style:font-weight-asian="bold" style:font-weight-complex="bold"/>
    </style:style>
    <style:style style:name="P52" style:family="paragraph" style:parent-style-name="Standard">
      <style:paragraph-properties fo:margin-left="1.591cm" fo:margin-right="0cm" fo:margin-top="0cm" fo:margin-bottom="0.009cm" style:contextual-spacing="false" fo:line-height="103%" fo:text-indent="-0.347cm" style:auto-text-indent="false"/>
      <style:text-properties fo:color="#2a6099" loext:opacity="100%" fo:font-weight="bold" officeooo:paragraph-rsid="00285bc3" style:font-weight-asian="bold" style:font-weight-complex="bold"/>
    </style:style>
    <style:style style:name="P53" style:family="paragraph" style:parent-style-name="Standard">
      <style:paragraph-properties fo:margin-left="1.591cm" fo:margin-right="0cm" fo:margin-top="0cm" fo:margin-bottom="0.009cm" style:contextual-spacing="false" fo:line-height="103%" fo:text-indent="-0.347cm" style:auto-text-indent="false"/>
      <style:text-properties fo:color="#2a6099" loext:opacity="100%" fo:font-weight="bold" officeooo:paragraph-rsid="0029f381" style:font-weight-asian="bold" style:font-weight-complex="bold"/>
    </style:style>
    <style:style style:name="P54" style:family="paragraph" style:parent-style-name="Standard">
      <style:paragraph-properties fo:margin-left="1.591cm" fo:margin-right="0cm" fo:margin-top="0cm" fo:margin-bottom="0.009cm" style:contextual-spacing="false" fo:line-height="103%" fo:text-indent="-0.347cm" style:auto-text-indent="false"/>
      <style:text-properties fo:color="#2a6099" loext:opacity="100%" fo:font-weight="bold" style:font-weight-asian="bold" style:font-weight-complex="bold"/>
    </style:style>
    <style:style style:name="P55" style:family="paragraph" style:parent-style-name="Standard">
      <style:paragraph-properties fo:margin-left="1.261cm" fo:margin-right="0cm" fo:margin-top="0cm" fo:margin-bottom="0.009cm" style:contextual-spacing="false" fo:line-height="103%" fo:text-indent="-0.018cm" style:auto-text-indent="false"/>
      <style:text-properties fo:color="#2a6099" loext:opacity="100%" fo:font-weight="bold" style:font-weight-asian="bold" style:font-weight-complex="bold"/>
    </style:style>
    <style:style style:name="P56" style:family="paragraph" style:parent-style-name="Standard" style:list-style-name="WWNum4">
      <style:paragraph-properties fo:margin-left="1.265cm" fo:margin-right="0cm" fo:margin-top="0cm" fo:margin-bottom="0.039cm" style:contextual-spacing="false" fo:line-height="103%" fo:text-indent="0cm" style:auto-text-indent="false"/>
      <style:text-properties fo:color="#2a6099" loext:opacity="100%" fo:font-weight="bold" style:font-weight-asian="bold" style:font-weight-complex="bold"/>
    </style:style>
    <style:style style:name="P57" style:family="paragraph" style:parent-style-name="Standard" style:list-style-name="WWNum4">
      <style:paragraph-properties fo:margin-left="1.265cm" fo:margin-right="0cm" fo:margin-top="0cm" fo:margin-bottom="0.258cm" style:contextual-spacing="false" fo:line-height="103%" fo:text-indent="0cm" style:auto-text-indent="false"/>
      <style:text-properties fo:color="#2a6099" loext:opacity="100%" fo:font-weight="bold" style:font-weight-asian="bold" style:font-weight-complex="bold"/>
    </style:style>
    <style:style style:name="P58" style:family="paragraph" style:parent-style-name="Standard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weight-asian="bold" style:font-weight-complex="bold"/>
    </style:style>
    <style:style style:name="P59" style:family="paragraph" style:parent-style-name="Standard" style:list-style-name="WWNum15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weight-asian="bold" style:font-weight-complex="bold"/>
    </style:style>
    <style:style style:name="P60" style:family="paragraph" style:parent-style-name="Standard" style:list-style-name="WWNum5">
      <style:paragraph-properties fo:margin-left="1.863cm" fo:margin-right="0cm" fo:margin-top="0cm" fo:margin-bottom="0.051cm" style:contextual-spacing="false" fo:line-height="103%" fo:text-indent="-0.614cm" style:auto-text-indent="false"/>
      <style:text-properties fo:color="#2a6099" loext:opacity="100%" fo:font-weight="bold" officeooo:paragraph-rsid="00429788" style:font-weight-asian="bold" style:font-weight-complex="bold"/>
    </style:style>
    <style:style style:name="P61" style:family="paragraph" style:parent-style-name="Standard" style:list-style-name="WWNum5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weight-asian="bold" style:font-weight-complex="bold"/>
    </style:style>
    <style:style style:name="P62" style:family="paragraph" style:parent-style-name="Standard" style:list-style-name="WWNum5">
      <style:paragraph-properties fo:margin-left="1.863cm" fo:margin-right="0cm" fo:margin-top="0cm" fo:margin-bottom="0.224cm" style:contextual-spacing="false" fo:line-height="103%" fo:text-indent="-0.614cm" style:auto-text-indent="false"/>
      <style:text-properties fo:color="#2a6099" loext:opacity="100%" fo:font-weight="bold" style:font-weight-asian="bold" style:font-weight-complex="bold"/>
    </style:style>
    <style:style style:name="P63" style:family="paragraph" style:parent-style-name="Standard" style:list-style-name="WWNum1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weight-asian="bold" style:font-weight-complex="bold"/>
    </style:style>
    <style:style style:name="P64" style:family="paragraph" style:parent-style-name="Standard" style:list-style-name="WWNum16">
      <style:paragraph-properties fo:margin-left="1.884cm" fo:margin-right="0cm" fo:margin-top="0cm" fo:margin-bottom="0cm" style:contextual-spacing="false" fo:text-indent="-0.635cm" style:auto-text-indent="false"/>
      <style:text-properties fo:color="#2a6099" loext:opacity="100%" fo:font-weight="bold" style:font-weight-asian="bold" style:font-weight-complex="bold"/>
    </style:style>
    <style:style style:name="P65" style:family="paragraph" style:parent-style-name="Standard" style:list-style-name="WWNum16">
      <style:paragraph-properties fo:margin-left="1.884cm" fo:margin-right="0cm" fo:margin-top="0cm" fo:margin-bottom="0.009cm" style:contextual-spacing="false" fo:line-height="104%" fo:text-indent="-0.635cm" style:auto-text-indent="false"/>
      <style:text-properties fo:color="#2a6099" loext:opacity="100%" fo:font-weight="bold" style:font-weight-asian="bold" style:font-weight-complex="bold"/>
    </style:style>
    <style:style style:name="P66" style:family="paragraph" style:parent-style-name="Standard" style:list-style-name="WWNum16">
      <style:paragraph-properties fo:margin-left="1.884cm" fo:margin-right="0cm" fo:margin-top="0cm" fo:margin-bottom="0.009cm" style:contextual-spacing="false" fo:line-height="104%" fo:text-indent="-0.635cm" style:auto-text-indent="false"/>
      <style:text-properties fo:color="#2a6099" loext:opacity="100%" fo:font-weight="bold" officeooo:paragraph-rsid="004ede51" style:font-weight-asian="bold" style:font-weight-complex="bold"/>
    </style:style>
    <style:style style:name="P67" style:family="paragraph" style:parent-style-name="Standard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name-asian="Tahoma1" style:font-weight-asian="bold" style:font-size-complex="11pt" style:font-weight-complex="bold"/>
    </style:style>
    <style:style style:name="P68" style:family="paragraph" style:parent-style-name="Standard" style:list-style-name="WWNum15">
      <style:paragraph-properties fo:margin-left="1.863cm" fo:margin-right="0cm" fo:margin-top="0cm" fo:margin-bottom="0.039cm" style:contextual-spacing="false" fo:line-height="103%" fo:text-indent="-0.614cm" style:auto-text-indent="false"/>
      <style:text-properties fo:color="#2a6099" loext:opacity="100%" fo:font-weight="bold" style:font-name-asian="Tahoma1" style:font-weight-asian="bold" style:font-size-complex="11pt" style:font-weight-complex="bold"/>
    </style:style>
    <style:style style:name="P69" style:family="paragraph" style:parent-style-name="Standard">
      <style:paragraph-properties fo:margin-top="0cm" fo:margin-bottom="0.004cm" style:contextual-spacing="false"/>
      <style:text-properties fo:font-weight="bold" style:font-name-asian="Arial2" style:font-weight-asian="bold" style:font-weight-complex="bold"/>
    </style:style>
    <style:style style:name="P70" style:family="paragraph" style:parent-style-name="Standard">
      <style:paragraph-properties fo:margin-top="0cm" fo:margin-bottom="0cm" style:contextual-spacing="false"/>
      <style:text-properties style:font-name-asian="Arial2"/>
    </style:style>
    <style:style style:name="P71" style:family="paragraph" style:parent-style-name="Standard" style:list-style-name="WWNum3">
      <style:paragraph-properties fo:margin-left="1.591cm" fo:margin-right="0cm" fo:margin-top="0cm" fo:margin-bottom="0.009cm" style:contextual-spacing="false" fo:line-height="103%" fo:text-indent="-0.347cm" style:auto-text-indent="false"/>
      <style:text-properties style:font-name-asian="Arial2"/>
    </style:style>
    <style:style style:name="P72" style:family="paragraph" style:parent-style-name="Standard">
      <style:paragraph-properties fo:margin-left="0.018cm" fo:margin-right="0cm" fo:margin-top="0cm" fo:margin-bottom="0.009cm" style:contextual-spacing="false" fo:line-height="103%" fo:text-indent="-0.018cm" style:auto-text-indent="false"/>
      <style:text-properties style:font-name-asian="Arial2"/>
    </style:style>
    <style:style style:name="P73" style:family="paragraph" style:parent-style-name="Standard" style:list-style-name="WWNum5">
      <style:paragraph-properties fo:margin-left="1.863cm" fo:margin-right="0cm" fo:margin-top="0cm" fo:margin-bottom="0.009cm" style:contextual-spacing="false" fo:line-height="103%" fo:text-indent="-0.614cm" style:auto-text-indent="false"/>
      <style:text-properties style:font-name-asian="Arial2"/>
    </style:style>
    <style:style style:name="P74" style:family="paragraph" style:parent-style-name="Standard">
      <style:paragraph-properties fo:margin-left="1.293cm" fo:margin-right="0cm" fo:margin-top="0cm" fo:margin-bottom="0.009cm" style:contextual-spacing="false" fo:line-height="103%" fo:text-indent="-0.018cm" style:auto-text-indent="false"/>
      <style:text-properties style:font-name-asian="Arial2"/>
    </style:style>
    <style:style style:name="P75" style:family="paragraph" style:parent-style-name="Standard">
      <style:paragraph-properties fo:margin-top="0cm" fo:margin-bottom="0.009cm" style:contextual-spacing="false" fo:line-height="103%"/>
      <style:text-properties style:font-name-asian="Arial2"/>
    </style:style>
    <style:style style:name="P76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style:use-window-font-color="true" loext:opacity="0%" style:font-name="Courier New" style:font-name-asian="Courier New1" style:font-name-complex="Courier New1" style:font-size-complex="11pt"/>
    </style:style>
    <style:style style:name="P77" style:family="paragraph" style:parent-style-name="Standard">
      <loext:graphic-properties draw:fill="solid" draw:fill-color="#c1e4f5"/>
      <style:paragraph-properties fo:margin-left="2.498cm" fo:margin-right="0cm" fo:margin-top="0cm" fo:margin-bottom="0cm" style:contextual-spacing="false" fo:line-height="100%" fo:text-indent="0cm" style:auto-text-indent="false" fo:background-color="#c1e4f5" fo:padding="0.141cm" fo:border="0.51pt solid #000000" style:shadow="none"/>
      <style:text-properties style:use-window-font-color="true" loext:opacity="0%" style:font-name="Courier New" fo:font-size="10pt" style:font-name-asian="Courier New1" style:font-size-asian="10pt" style:font-name-complex="Courier New1" style:font-size-complex="10pt"/>
    </style:style>
    <style:style style:name="P78" style:family="paragraph" style:parent-style-name="Standard" style:list-style-name="WWNum16">
      <style:paragraph-properties fo:margin-left="1.884cm" fo:margin-right="0cm" fo:margin-top="0cm" fo:margin-bottom="0cm" style:contextual-spacing="false" fo:text-indent="-0.635cm" style:auto-text-indent="false"/>
    </style:style>
    <style:style style:name="P79" style:family="paragraph" style:parent-style-name="Standard" style:list-style-name="WWNum16">
      <style:paragraph-properties fo:margin-left="1.884cm" fo:margin-right="0cm" fo:margin-top="0cm" fo:margin-bottom="0.009cm" style:contextual-spacing="false" fo:line-height="104%" fo:text-indent="-0.635cm" style:auto-text-indent="false"/>
    </style:style>
    <style:style style:name="P80" style:family="paragraph" style:parent-style-name="Standard" style:list-style-name="WWNum16">
      <style:paragraph-properties fo:margin-left="1.884cm" fo:margin-right="0cm" fo:margin-top="0cm" fo:margin-bottom="0.009cm" style:contextual-spacing="false" fo:line-height="104%" fo:text-indent="-0.635cm" style:auto-text-indent="false"/>
      <style:text-properties officeooo:paragraph-rsid="004ede5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-asian="Times New Roman1"/>
    </style:style>
    <style:style style:name="T3" style:family="text">
      <style:text-properties style:font-name-asian="Times New Roman1" style:font-size-complex="11pt"/>
    </style:style>
    <style:style style:name="T4" style:family="text">
      <style:text-properties style:font-size-complex="11pt"/>
    </style:style>
    <style:style style:name="T5" style:family="text">
      <style:text-properties style:font-name="Calibri" fo:font-size="11pt" style:font-size-asian="11pt" style:font-name-complex="Calibri1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style:font-name-complex="Calibri1" style:font-size-complex="11pt"/>
    </style:style>
    <style:style style:name="T8" style:family="text">
      <style:text-properties fo:font-weight="bold" style:font-name-asian="Arial2" style:font-weight-asian="bold" style:font-size-complex="11pt"/>
    </style:style>
    <style:style style:name="T9" style:family="text">
      <style:text-properties fo:font-weight="bold" style:font-name-asian="Arial2" style:font-weight-asian="bold" style:font-weight-complex="bold"/>
    </style:style>
    <style:style style:name="T10" style:family="text">
      <style:text-properties fo:font-weight="bold" fo:background-color="#ffff00" loext:char-shading-value="0" style:font-name-asian="Arial2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Arial2"/>
    </style:style>
    <style:style style:name="T13" style:family="text">
      <style:text-properties style:font-name-asian="Arial2" style:font-size-complex="11pt"/>
    </style:style>
    <style:style style:name="T14" style:family="text">
      <style:text-properties style:use-window-font-color="true" loext:opacity="0%" style:font-name="Courier New" style:font-name-asian="Courier New1" style:font-name-complex="Courier New1" style:font-size-complex="11pt"/>
    </style:style>
    <style:style style:name="T15" style:family="text">
      <style:text-properties style:use-window-font-color="true" loext:opacity="0%" style:font-name="Courier New" fo:font-size="10pt" style:font-name-asian="Courier New1" style:font-size-asian="10pt" style:font-name-complex="Courier New1" style:font-size-complex="10pt"/>
    </style:style>
    <style:style style:name="T16" style:family="text">
      <style:text-properties style:font-name-asian="Tahoma1"/>
    </style:style>
    <style:style style:name="T17" style:family="text">
      <style:text-properties style:font-name-asian="Tahoma1" style:font-size-complex="11pt"/>
    </style:style>
    <style:style style:name="T18" style:family="text">
      <style:text-properties officeooo:rsid="0047c9e1" style:font-name-asian="Tahoma1"/>
    </style:style>
    <style:style style:name="T19" style:family="text">
      <style:text-properties fo:color="#000000" loext:opacity="100%" style:font-name-asian="Tahoma1" style:font-size-complex="11pt"/>
    </style:style>
    <style:style style:name="T20" style:family="text">
      <style:text-properties fo:background-color="#ffff00" loext:char-shading-value="0"/>
    </style:style>
    <style:style style:name="T21" style:family="text">
      <style:text-properties fo:color="#3a7c22" loext:opacity="100%" style:font-name="Aptos" fo:font-weight="bold" style:font-weight-asian="bold" style:font-size-complex="11pt" style:font-weight-complex="bold"/>
    </style:style>
    <style:style style:name="T22" style:family="text">
      <style:text-properties fo:color="#800000" loext:opacity="100%" style:font-name-asian="Arial2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2"/>
      <text:p text:style-name="Standard" loext:marker-style-name="T4"><text:span text:style-name="T3"><text:s text:c="2"/></text:span><text:span text:style-name="T3"/></text:p>
      <text:p text:style-name="P5" loext:marker-style-name="T6"/>
      <text:p text:style-name="P5" loext:marker-style-name="T6"/>
      <text:p text:style-name="P4" loext:marker-style-name="T5">Ejercicios XPATH<text:span text:style-name="T5"/></text:p>
      <text:p text:style-name="Standard"><text:s/></text:p>
      <text:p text:style-name="P16" loext:marker-style-name="T4"><text:span text:style-name="T4">Los ejercicios se deben entregar en Word, debajo de sus respectivos enunciados. Las respuestas aparecerán en color azul.</text:span><text:span text:style-name="T4"/></text:p>
      <text:h text:style-name="Heading_20_1" text:outline-level="1" loext:marker-style-name="T7"><text:bookmark-start text:name="_Toc162350943"/><text:span text:style-name="T7">Ejercicio 1</text:span><text:bookmark-end text:name="_Toc162350943"/><text:span text:style-name="T7"> </text:span><text:span text:style-name="T7"/></text:h>
      <text:p text:style-name="P17" loext:marker-style-name="T4"><text:span text:style-name="T8"><text:s/></text:span><text:span text:style-name="T8"/></text:p>
      <text:p text:style-name="P18" loext:marker-style-name="T4"><text:span text:style-name="T13">Dado el XML ej1.xml:</text:span><text:span text:style-name="T13"/></text:p>
      <text:p text:style-name="P39" loext:marker-style-name="T4"><text:span text:style-name="T13"><text:s/></text:span><text:span text:style-name="T13"/></text:p>
      <text:p text:style-name="P40" loext:marker-style-name="T14"><text:span text:style-name="T14">&lt;AAA&gt; </text:span><text:span text:style-name="T14"/></text:p>
      <text:p text:style-name="P40" loext:marker-style-name="T14"><text:span text:style-name="T14"><text:s text:c="2"/>&lt;BBB/&gt; </text:span><text:span text:style-name="T14"/></text:p>
      <text:p text:style-name="P40" loext:marker-style-name="T14"><text:span text:style-name="T14"><text:s text:c="2"/>&lt;CCC/&gt; </text:span><text:span text:style-name="T14"/></text:p>
      <text:p text:style-name="P40" loext:marker-style-name="T14"><text:span text:style-name="T14"><text:s text:c="2"/>&lt;BBB/&gt; </text:span><text:span text:style-name="T14"/></text:p>
      <text:p text:style-name="P40" loext:marker-style-name="T14"><text:span text:style-name="T14"><text:s text:c="2"/>&lt;BBB/&gt; </text:span><text:span text:style-name="T14"/></text:p>
      <text:p text:style-name="P40" loext:marker-style-name="T14"><text:span text:style-name="T14"><text:s text:c="2"/>&lt;DDD&gt; </text:span><text:span text:style-name="T14"/></text:p>
      <text:p text:style-name="P40" loext:marker-style-name="T14"><text:span text:style-name="T14"><text:s text:c="4"/></text:span><text:bookmark text:name="_GoBack"/><text:span text:style-name="T14">&lt;BBB/&gt; </text:span><text:span text:style-name="T14"/></text:p>
      <text:p text:style-name="P40" loext:marker-style-name="T14"><text:span text:style-name="T14"><text:s text:c="2"/>&lt;/DDD&gt; </text:span><text:span text:style-name="T14"/></text:p>
      <text:p text:style-name="P40" loext:marker-style-name="T14"><text:span text:style-name="T14"><text:s text:c="2"/>&lt;CCC/&gt; </text:span><text:span text:style-name="T14"/></text:p>
      <text:p text:style-name="P40" loext:marker-style-name="T14"><text:span text:style-name="T14">&lt;/AAA&gt; </text:span><text:span text:style-name="T14"/></text:p>
      <text:p text:style-name="P39" loext:marker-style-name="T4"><text:span text:style-name="T13"><text:s/></text:span><text:span text:style-name="T13"/></text:p>
      <text:list text:style-name="WWNum20">
        <text:list-item>
          <text:p text:style-name="P6" loext:marker-style-name="T13"><text:span text:style-name="T13">Selecciona, con XPath, todos los elementos BBB que son hijos del nodo raíz AAA.</text:span></text:p>
          <text:p text:style-name="P8">/AAA/BBB</text:p>
          <text:p text:style-name="P6" loext:marker-style-name="T13"><text:span text:style-name="T13"><text:s/></text:span><text:span text:style-name="T13"/></text:p>
        </text:list-item>
        <text:list-item>
          <text:p text:style-name="P7" loext:marker-style-name="T13"><text:span text:style-name="T13">Seleccionar todos los elementos BBB que existan </text:span></text:p>
          <text:p text:style-name="P9">//BBB</text:p>
        </text:list-item>
      </text:list>
      <text:p text:style-name="P42" loext:marker-style-name="T4"/>
      <text:h text:style-name="Heading_20_1" text:outline-level="1" loext:marker-style-name="T7"><text:bookmark-start text:name="_Toc162350944"/><text:span text:style-name="T7">Ejercicio 2</text:span><text:bookmark-end text:name="_Toc162350944"/><text:span text:style-name="T7"> </text:span><text:span text:style-name="T7"/></text:h>
      <text:p text:style-name="P43" loext:marker-style-name="T4"><text:span text:style-name="T8"><text:s/></text:span><text:span text:style-name="T8"/></text:p>
      <text:p text:style-name="P19" loext:marker-style-name="T4"><text:span text:style-name="T13">Dado el XML ej2.xml</text:span><text:span text:style-name="T13"/></text:p>
      <text:p text:style-name="P39" loext:marker-style-name="T4"><text:span text:style-name="T13"><text:s/></text:span><text:span text:style-name="T13"/></text:p>
      <text:list xml:id="list3961561165" text:style-name="WWNum2">
        <text:list-item>
          <text:p text:style-name="P20" loext:marker-style-name="T4"><text:span text:style-name="T13">Selecciona con XPath todos los nodos hijos de los nodos CCC que a su vez son hijos de AAA. Comprobar el resultado. </text:span></text:p>
        </text:list-item>
      </text:list>
      <text:p text:style-name="P44"><text:tab/><text:span text:style-name="T11">/AAA/CCC/*</text:span></text:p>
      <text:p text:style-name="P25" loext:marker-style-name="T4"><text:span text:style-name="T13"/></text:p>
      <text:list xml:id="list123919014202026" text:continue-numbering="true" text:style-name="WWNum2">
        <text:list-item>
          <text:p text:style-name="P21" loext:marker-style-name="T13"><text:span text:style-name="T13">Selecciona todos los elementos BBB incluidos en exactamente 3 ancestros </text:span></text:p>
          <text:p text:style-name="P49">/*/*/*/BBB</text:p>
          <text:p text:style-name="P45"/>
        </text:list-item>
        <text:list-item>
          <text:p text:style-name="P22" loext:marker-style-name="T4"><text:span text:style-name="T13">Selecciona con Xpath todos los nodos que son hijos de un nodo DDD que sea hijo de un nodo XXX</text:span></text:p>
        </text:list-item>
      </text:list>
      <text:p text:style-name="P46"><text:tab/><text:span text:style-name="T11">//XXX/DDD/*</text:span></text:p>
      <text:p text:style-name="P26" loext:marker-style-name="T4"><text:span text:style-name="T13"/></text:p>
      <text:list xml:id="list123918907766202" text:continue-numbering="true" text:style-name="WWNum2">
        <text:list-item>
          <text:p text:style-name="P24" loext:marker-style-name="T4"><text:soft-page-break/><text:span text:style-name="T17">Selecciona el padre de cada elemento DDD</text:span></text:p>
        </text:list-item>
      </text:list>
      <text:p text:style-name="P47"><text:tab/><text:span text:style-name="T11">//DDD/..</text:span></text:p>
      <text:list xml:id="list123918566848322" text:continue-numbering="true" text:style-name="WWNum2">
        <text:list-header>
          <text:p text:style-name="P23" loext:marker-style-name="T4"><text:span text:style-name="T17"/></text:p>
        </text:list-header>
      </text:list>
      <text:h text:style-name="Heading_20_1" text:outline-level="1">Ejercicio 3</text:h>
      <text:p text:style-name="P69"><text:s/></text:p>
      <text:p text:style-name="P18" loext:marker-style-name="T12"><text:span text:style-name="T12">Dado el XML cifp.xml</text:span><text:span text:style-name="T12"/></text:p>
      <text:p text:style-name="P70"><text:s/></text:p>
      <text:list xml:id="list4004710876" text:style-name="WWNum3">
        <text:list-item>
          <text:p text:style-name="P27" loext:marker-style-name="T12"><text:span text:style-name="T12">Selecciona con XPath el último elemento ciclo que haya en el XML, y que sea hijo de ciclos</text:span></text:p>
        </text:list-item>
      </text:list>
      <text:p text:style-name="P52">//ciclos/ciclo[last()]</text:p>
      <text:p text:style-name="P40" loext:marker-style-name="T14"><text:span text:style-name="T14">&lt;ciclo id="DAM"&gt;</text:span><text:span text:style-name="T14"/></text:p>
      <text:p text:style-name="P40" loext:marker-style-name="T14"><text:span text:style-name="T14"><text:s text:c="12"/>&lt;nombre&gt;Desarrollo de Aplicaciones Multiplataforma&lt;/nombre&gt;</text:span><text:span text:style-name="T14"/></text:p>
      <text:p text:style-name="P40" loext:marker-style-name="T14"><text:span text:style-name="T14"><text:s text:c="12"/>&lt;grado&gt;Superior&lt;/grado&gt;</text:span><text:span text:style-name="T14"/></text:p>
      <text:p text:style-name="P40" loext:marker-style-name="T14"><text:span text:style-name="T14"><text:s text:c="12"/>&lt;decretoTitulo año="2011"/&gt;</text:span><text:span text:style-name="T14"/></text:p>
      <text:p text:style-name="P40" loext:marker-style-name="T14"><text:span text:style-name="T14"><text:s text:c="8"/>&lt;/ciclo&gt;</text:span><text:span text:style-name="T14"/></text:p>
      <text:list xml:id="list123918223061998" text:continue-numbering="true" text:style-name="WWNum3">
        <text:list-item>
          <text:p text:style-name="P28" loext:marker-style-name="T12"><text:span text:style-name="T12">Selecciona el último elemento que tenga el elemento raiz</text:span></text:p>
        </text:list-item>
      </text:list>
      <text:p text:style-name="P53">/cifp/*[last()]</text:p>
      <text:p text:style-name="P40" loext:marker-style-name="T14"><text:span text:style-name="T14">&lt;ciclos&gt;</text:span><text:span text:style-name="T14"/></text:p>
      <text:p text:style-name="P40" loext:marker-style-name="T14"><text:span text:style-name="T14"><text:s text:c="8"/>&lt;ciclo id="ASIR"&gt;</text:span><text:span text:style-name="T14"/></text:p>
      <text:p text:style-name="P40" loext:marker-style-name="T14"><text:span text:style-name="T14"><text:s text:c="12"/>&lt;nombre&gt;Administración de Sistemas Informáticos en Red&lt;/nombre&gt;</text:span><text:span text:style-name="T14"/></text:p>
      <text:p text:style-name="P40" loext:marker-style-name="T14"><text:span text:style-name="T14"><text:s text:c="12"/>&lt;grado&gt;Superior&lt;/grado&gt;</text:span><text:span text:style-name="T14"/></text:p>
      <text:p text:style-name="P40" loext:marker-style-name="T14"><text:span text:style-name="T14"><text:s text:c="9"/>....</text:span><text:span text:style-name="T14"/></text:p>
      <text:p text:style-name="P40" loext:marker-style-name="T14"><text:span text:style-name="T14"><text:s text:c="4"/>&lt;/ciclos&gt;</text:span><text:span text:style-name="T14"/></text:p>
      <text:list xml:id="list123918124211379" text:continue-numbering="true" text:style-name="WWNum3">
        <text:list-item>
          <text:p text:style-name="P29" loext:marker-style-name="T12"><text:span text:style-name="T12">Selecciona el primer hijo ciclo del elemento padre ciclos</text:span></text:p>
        </text:list-item>
      </text:list>
      <text:p text:style-name="P54">//ciclos/*[1]</text:p>
      <text:p text:style-name="P40" loext:marker-style-name="T14"><text:span text:style-name="T14">&lt;ciclo id="ASIR"&gt;</text:span><text:span text:style-name="T14"/></text:p>
      <text:p text:style-name="P40" loext:marker-style-name="T14"><text:span text:style-name="T14"><text:s text:c="12"/>&lt;nombre&gt;Administración de Sistemas Informáticos en Red&lt;/nombre&gt;</text:span><text:span text:style-name="T14"/></text:p>
      <text:p text:style-name="P40" loext:marker-style-name="T14"><text:span text:style-name="T14"><text:s text:c="12"/>&lt;grado&gt;Superior&lt;/grado&gt;</text:span><text:span text:style-name="T14"/></text:p>
      <text:p text:style-name="P40" loext:marker-style-name="T14"><text:span text:style-name="T14"><text:s text:c="12"/>&lt;decretoTitulo año="2009"/&gt;</text:span><text:span text:style-name="T14"/></text:p>
      <text:p text:style-name="P40" loext:marker-style-name="T14"><text:span text:style-name="T14"><text:s text:c="8"/>&lt;/ciclo&gt;</text:span><text:span text:style-name="T14"/></text:p>
      <text:list xml:id="list123919626848191" text:continue-numbering="true" text:style-name="WWNum3">
        <text:list-item>
          <text:p text:style-name="P71">Selecciona el primer elemento que tenga el elemento raiz </text:p>
        </text:list-item>
      </text:list>
      <text:p text:style-name="P54">/cifp/*[1]</text:p>
      <text:p text:style-name="P40" loext:marker-style-name="T14"><text:span text:style-name="T14">&lt;nombre&gt;CIFP Juan de Colonia&lt;/nombre&gt;</text:span><text:span text:style-name="T14"/></text:p>
      <text:p text:style-name="P30" loext:marker-style-name="T12"><text:span text:style-name="T12">c)Selecciona con XPath el elemento que tiene atributo año. </text:span></text:p>
      <text:p text:style-name="P55">//*[@año]</text:p>
      <text:p text:style-name="P40" loext:marker-style-name="T14"><text:span text:style-name="T14">&lt;decretoTitulo año="2009"/&gt;</text:span><text:span text:style-name="T14"/></text:p>
      <text:p text:style-name="P40" loext:marker-style-name="T14"><text:span text:style-name="T14">&lt;decretoTitulo año="2010"/&gt;</text:span><text:span text:style-name="T14"/></text:p>
      <text:p text:style-name="P40" loext:marker-style-name="T14"><text:span text:style-name="T14">&lt;decretoTitulo año="2008"/&gt;</text:span><text:span text:style-name="T14"/></text:p>
      <text:p text:style-name="P40" loext:marker-style-name="T14"><text:span text:style-name="T14">&lt;decretoTitulo año="2011"/&gt;</text:span></text:p>
      <text:p text:style-name="P40" loext:marker-style-name="T14"><text:span text:style-name="T14"/></text:p>
      <text:p text:style-name="P30" loext:marker-style-name="T12"><text:soft-page-break/><text:span text:style-name="T12">d)Selecciona con XPath el elemento decretoTitulo cuyo atributo año tiene valor 2010. </text:span><text:span text:style-name="T12"/></text:p>
      <text:p text:style-name="P50">//decretoTitulo[@año=2010]</text:p>
      <text:p text:style-name="P30" loext:marker-style-name="T12"/>
      <text:p text:style-name="P40" loext:marker-style-name="T14"><text:span text:style-name="T14">&lt;decretoTitulo año="2010"/&gt;</text:span><text:span text:style-name="T14"/></text:p>
      <text:list xml:id="list4282107734" text:style-name="WWNum4">
        <text:list-item>
          <text:p text:style-name="P31" loext:marker-style-name="T16"><text:span text:style-name="T16">Selecciona el nombre de los elementos que contienen algún atributo</text:span></text:p>
          <text:p text:style-name="P56">//*[@*]/name()</text:p>
        </text:list-item>
      </text:list>
      <text:p text:style-name="P40" loext:marker-style-name="T14"><text:span text:style-name="T14">ciclo</text:span><text:span text:style-name="T14"/></text:p>
      <text:p text:style-name="P40" loext:marker-style-name="T14"><text:span text:style-name="T14">decretoTitulo</text:span><text:span text:style-name="T14"/></text:p>
      <text:p text:style-name="P40" loext:marker-style-name="T14"><text:span text:style-name="T14">ciclo</text:span><text:span text:style-name="T14"/></text:p>
      <text:p text:style-name="P40" loext:marker-style-name="T14"><text:span text:style-name="T14">decretoTitulo</text:span><text:span text:style-name="T14"/></text:p>
      <text:p text:style-name="P40" loext:marker-style-name="T14"><text:span text:style-name="T14">ciclo</text:span><text:span text:style-name="T14"/></text:p>
      <text:p text:style-name="P40" loext:marker-style-name="T14"><text:span text:style-name="T14">decretoTitulo</text:span><text:span text:style-name="T14"/></text:p>
      <text:p text:style-name="P40" loext:marker-style-name="T14"><text:span text:style-name="T14">ciclo</text:span><text:span text:style-name="T14"/></text:p>
      <text:p text:style-name="P40" loext:marker-style-name="T14"><text:span text:style-name="T14">decretoTitulo</text:span><text:span text:style-name="T14"/></text:p>
      <text:list xml:id="list123917860860273" text:continue-numbering="true" text:style-name="WWNum4">
        <text:list-item>
          <text:p text:style-name="P32" loext:marker-style-name="T16"><text:span text:style-name="T16">Selecciona el nombre de los elementos que NO contienen atributos</text:span></text:p>
          <text:p text:style-name="P57">//*[not(@*)]/name()</text:p>
        </text:list-item>
      </text:list>
      <text:p text:style-name="P40" loext:marker-style-name="T14"><text:span text:style-name="T14">cifp</text:span><text:span text:style-name="T14"/></text:p>
      <text:p text:style-name="P40" loext:marker-style-name="T14"><text:span text:style-name="T14">nombre</text:span><text:span text:style-name="T14"/></text:p>
      <text:p text:style-name="P40" loext:marker-style-name="T14"><text:span text:style-name="T14">web</text:span><text:span text:style-name="T14"/></text:p>
      <text:p text:style-name="P40" loext:marker-style-name="T14"><text:span text:style-name="T14">ciclos</text:span><text:span text:style-name="T14"/></text:p>
      <text:p text:style-name="P40" loext:marker-style-name="T14"><text:span text:style-name="T14">nombre</text:span><text:span text:style-name="T14"/></text:p>
      <text:p text:style-name="P40" loext:marker-style-name="T14"><text:span text:style-name="T14">grado</text:span><text:span text:style-name="T14"/></text:p>
      <text:p text:style-name="P40" loext:marker-style-name="T14"><text:span text:style-name="T14">nombre</text:span><text:span text:style-name="T14"/></text:p>
      <text:p text:style-name="P40" loext:marker-style-name="T14"><text:span text:style-name="T14">grado</text:span><text:span text:style-name="T14"/></text:p>
      <text:p text:style-name="P40" loext:marker-style-name="T14"><text:span text:style-name="T14">nombre</text:span><text:span text:style-name="T14"/></text:p>
      <text:p text:style-name="P40" loext:marker-style-name="T14"><text:span text:style-name="T14">grado</text:span><text:span text:style-name="T14"/></text:p>
      <text:p text:style-name="P40" loext:marker-style-name="T14"><text:span text:style-name="T14">nombre</text:span><text:span text:style-name="T14"/></text:p>
      <text:p text:style-name="P40" loext:marker-style-name="T14"><text:span text:style-name="T14">grado</text:span><text:span text:style-name="T14"/></text:p>
      <text:p text:style-name="P39" loext:marker-style-name="T4"><text:span text:style-name="T16"><text:s/></text:span><text:span text:style-name="T17"/></text:p>
      <text:p text:style-name="P39" loext:marker-style-name="T4"><text:span text:style-name="T17"><text:s/></text:span><text:span text:style-name="T17"/></text:p>
      <text:h text:style-name="Heading_20_1" text:outline-level="1"><text:bookmark-start text:name="_Toc162350947"/>Ejercicio 4<text:bookmark-end text:name="_Toc162350947"/> </text:h>
      <text:p text:style-name="P3"><text:span text:style-name="T9"><text:s/></text:span><text:span text:style-name="T12">A partir del fichero xml <text:s text:c="2"/>cifp.xml , selecciona con XPATH</text:span></text:p>
      <text:p text:style-name="P39" loext:marker-style-name="T4"><text:span text:style-name="T13"><text:s/></text:span><text:span text:style-name="T13"/></text:p>
      <text:list xml:id="list3051436477" text:style-name="WWNum15">
        <text:list-item>
          <text:p text:style-name="P33" loext:marker-style-name="T17"><text:span text:style-name="T16">Nombre del Centro </text:span></text:p>
        </text:list-item>
      </text:list>
      <text:p text:style-name="P67">/cifp/nombre/text()</text:p>
      <text:p text:style-name="P40" loext:marker-style-name="T14"><text:span text:style-name="T14">CIFP Juan de Colonia</text:span><text:span text:style-name="T14"/></text:p>
      <text:list xml:id="list123918615880020" text:continue-numbering="true" text:style-name="WWNum15">
        <text:list-item>
          <text:p text:style-name="P33" loext:marker-style-name="T17"><text:span text:style-name="T16">Página web del Instituto </text:span></text:p>
        </text:list-item>
      </text:list>
      <text:p text:style-name="P67">/cifp/web/text()</text:p>
      <text:p text:style-name="P40" loext:marker-style-name="T14"><text:span text:style-name="T14">http://cefpburgos.es/</text:span><text:span text:style-name="T14"/></text:p>
      <text:list xml:id="list123918723992286" text:continue-numbering="true" text:style-name="WWNum15">
        <text:list-item>
          <text:p text:style-name="P33" loext:marker-style-name="T16"><text:span text:style-name="T16">Nombre de los Ciclos Formativos</text:span></text:p>
        </text:list-item>
      </text:list>
      <text:p text:style-name="P58">/cifp/ciclos/*/nombre/text()</text:p>
      <text:p text:style-name="P40" loext:marker-style-name="T14"><text:span text:style-name="T14">Administración de Sistemas Informáticos en Red</text:span><text:span text:style-name="T14"/></text:p>
      <text:p text:style-name="P40" loext:marker-style-name="T14"><text:soft-page-break/><text:span text:style-name="T14">Desarrollo de Aplicaciones Web</text:span><text:span text:style-name="T14"/></text:p>
      <text:p text:style-name="P40" loext:marker-style-name="T14"><text:span text:style-name="T14">Sistemas Microinformáticos y Redes</text:span><text:span text:style-name="T14"/></text:p>
      <text:p text:style-name="P40" loext:marker-style-name="T14"><text:span text:style-name="T14">Desarrollo de Aplicaciones Multiplataforma</text:span><text:span text:style-name="T14"/></text:p>
      <text:list xml:id="list123919586581600" text:continue-numbering="true" text:style-name="WWNum15">
        <text:list-item>
          <text:p text:style-name="P33" loext:marker-style-name="T17"><text:span text:style-name="T16">Siglas por las que se conocen los Ciclos Formativos </text:span></text:p>
          <text:p text:style-name="P68">/cifp/ciclos/*/[string(@id)]</text:p>
        </text:list-item>
      </text:list>
      <text:p text:style-name="P40" loext:marker-style-name="T14"><text:span text:style-name="T14">ASIR</text:span><text:span text:style-name="T14"/></text:p>
      <text:p text:style-name="P40" loext:marker-style-name="T14"><text:span text:style-name="T14">DAW</text:span><text:span text:style-name="T14"/></text:p>
      <text:p text:style-name="P40" loext:marker-style-name="T14"><text:span text:style-name="T14">SMR</text:span><text:span text:style-name="T14"/></text:p>
      <text:p text:style-name="P40" loext:marker-style-name="T14"><text:span text:style-name="T14">DAM</text:span><text:span text:style-name="T14"/></text:p>
      <text:list xml:id="list123919093696760" text:continue-numbering="true" text:style-name="WWNum15">
        <text:list-item>
          <text:p text:style-name="P33" loext:marker-style-name="T17"><text:span text:style-name="T16">Años en los que se publicaron los decretos de título de los Ciclos Formativos </text:span></text:p>
        </text:list-item>
      </text:list>
      <text:p text:style-name="P48"><text:tab/><text:span text:style-name="T11">//decretoTitulo/string(@año)</text:span></text:p>
      <text:p text:style-name="P40" loext:marker-style-name="T14"><text:span text:style-name="T14">2009</text:span><text:span text:style-name="T14"/></text:p>
      <text:p text:style-name="P40" loext:marker-style-name="T14"><text:span text:style-name="T14">2010</text:span><text:span text:style-name="T14"/></text:p>
      <text:p text:style-name="P40" loext:marker-style-name="T14"><text:span text:style-name="T14">2008</text:span><text:span text:style-name="T14"/></text:p>
      <text:p text:style-name="P40" loext:marker-style-name="T14"><text:span text:style-name="T14">2011</text:span><text:span text:style-name="T14"/></text:p>
      <text:list xml:id="list123918510696088" text:continue-numbering="true" text:style-name="WWNum15">
        <text:list-item>
          <text:p text:style-name="P34" loext:marker-style-name="T16"><text:span text:style-name="T16">Ciclos Formativos de Grado Medio. Se trata de obtener el elemento &lt;ciclo&gt; completo</text:span></text:p>
        </text:list-item>
      </text:list>
      <text:p text:style-name="P2"><text:tab/><text:span text:style-name="T11">//ciclo[grado="Medio"]</text:span></text:p>
      <text:p text:style-name="P40" loext:marker-style-name="T14"><text:span text:style-name="T19">&lt;</text:span><text:span text:style-name="T14">ciclo id="SMR"&gt;</text:span></text:p>
      <text:p text:style-name="P40" loext:marker-style-name="T14"><text:span text:style-name="T14"><text:s text:c="12"/>&lt;nombre&gt;Sistemas Microinformáticos y Redes&lt;/nombre&gt;</text:span><text:span text:style-name="T14"/></text:p>
      <text:p text:style-name="P40" loext:marker-style-name="T14"><text:span text:style-name="T14"><text:s text:c="12"/>&lt;grado&gt;Medio&lt;/grado&gt;</text:span><text:span text:style-name="T14"/></text:p>
      <text:p text:style-name="P40" loext:marker-style-name="T14"><text:span text:style-name="T14"><text:s text:c="12"/>&lt;decretoTitulo año="2008"/&gt;</text:span><text:span text:style-name="T14"/></text:p>
      <text:p text:style-name="P40" loext:marker-style-name="T14"><text:span text:style-name="T14"><text:s text:c="8"/>&lt;/ciclo&gt;</text:span><text:span text:style-name="T14"/></text:p>
      <text:list xml:id="list123919728125704" text:continue-numbering="true" text:style-name="WWNum15">
        <text:list-item>
          <text:p text:style-name="P33" loext:marker-style-name="T17"><text:span text:style-name="T16">Nombre de los Ciclos Formativos de Grado Superior </text:span></text:p>
        </text:list-item>
      </text:list>
      <text:p text:style-name="P48"><text:tab/><text:span text:style-name="T11">//ciclo[grado="Superior"]/nombre/text()</text:span></text:p>
      <text:p text:style-name="P40" loext:marker-style-name="T14"><text:span text:style-name="T19">A</text:span><text:span text:style-name="T14">dministración de Sistemas Informáticos en Red</text:span></text:p>
      <text:p text:style-name="P40" loext:marker-style-name="T14"><text:span text:style-name="T14">Desarrollo de Aplicaciones Web</text:span><text:span text:style-name="T14"/></text:p>
      <text:p text:style-name="P40" loext:marker-style-name="T14"><text:span text:style-name="T14">Desarrollo de Aplicaciones Multiplataforma</text:span><text:span text:style-name="T14"/></text:p>
      <text:list xml:id="list123918718432078" text:continue-numbering="true" text:style-name="WWNum15">
        <text:list-item>
          <text:p text:style-name="P33" loext:marker-style-name="T17"><text:span text:style-name="T16">Nombre de los Ciclos Formativos anteriores a 2010 </text:span></text:p>
          <text:p text:style-name="P68">//ciclo[decretoTitulo/@año&lt;2010]/nombre/text()</text:p>
        </text:list-item>
      </text:list>
      <text:p text:style-name="P40" loext:marker-style-name="T14"><text:span text:style-name="T14">Administración de Sistemas Informáticos en Red</text:span><text:span text:style-name="T14"/></text:p>
      <text:p text:style-name="P76">Sistemas Microinformáticos y Redes</text:p>
      <text:list xml:id="list123918568294156" text:continue-numbering="true" text:style-name="WWNum15">
        <text:list-item>
          <text:p text:style-name="P33" loext:marker-style-name="T17"><text:span text:style-name="T16">Nombre de los Ciclos Formativos de 2008 o 2010 </text:span></text:p>
          <text:p text:style-name="P59">//ciclo[decretoTitulo/@año&gt;2008 and decretoTitulo/@año&lt;2010]/nombre/text()</text:p>
        </text:list-item>
      </text:list>
      <text:p text:style-name="P40" loext:marker-style-name="T14"><text:span text:style-name="T14">Administración de Sistemas Informáticos en Red</text:span><text:span text:style-name="T14"/></text:p>
      <text:p text:style-name="P17" loext:marker-style-name="T4"><text:span text:style-name="T12"><text:s/></text:span><text:span text:style-name="T13"/></text:p>
      <text:h text:style-name="Heading_20_1" text:outline-level="1" loext:marker-style-name="T20">Ejercicio 5<text:span text:style-name="T20"/></text:h>
      <text:p text:style-name="P17" loext:marker-style-name="T10"><text:span text:style-name="T10"><text:s/></text:span><text:span text:style-name="T10"/></text:p>
      <text:p text:style-name="P72">Dado el XML <text:s/>ej5.xml, selecciona con XPATH</text:p>
      <text:p text:style-name="P70"><text:s/></text:p>
      <text:list xml:id="list2954060405" text:style-name="WWNum5">
        <text:list-item>
          <text:p text:style-name="P73">Seleccionar todos los hermanos anteriores(DELANTE DE ) a &lt;XXX&gt; que tengan </text:p>
        </text:list-item>
      </text:list>
      <text:p text:style-name="P74">atributo id</text:p>
      <text:p text:style-name="P51">//XXX/preceding-sibling::*[@id]</text:p>
      <text:p text:style-name="P40" loext:marker-style-name="T14"><text:soft-page-break/><text:span text:style-name="T14">&lt;BBB id="hermano 1"/&gt;</text:span><text:span text:style-name="T14"/></text:p>
      <text:list xml:id="list123918860484984" text:continue-numbering="true" text:style-name="WWNum5">
        <text:list-item>
          <text:p text:style-name="P37" loext:marker-style-name="T12"><text:span text:style-name="T12">Seleccionar todos los descendientes de &lt;XXX&gt; </text:span></text:p>
          <text:p text:style-name="P60">//XXX/descendant::*</text:p>
        </text:list-item>
      </text:list>
      <text:p text:style-name="P40" loext:marker-style-name="T15"><text:span text:style-name="T15">&lt;DDD&gt;</text:span><text:span text:style-name="T15"/></text:p>
      <text:p text:style-name="P40" loext:marker-style-name="T15"><text:span text:style-name="T15"><text:s text:c="12"/>&lt;EEE/&gt;</text:span><text:span text:style-name="T15"/></text:p>
      <text:p text:style-name="P40" loext:marker-style-name="T15"><text:span text:style-name="T15"><text:s text:c="12"/>&lt;DDD/&gt;</text:span><text:span text:style-name="T15"/></text:p>
      <text:p text:style-name="P40" loext:marker-style-name="T15"><text:span text:style-name="T15"><text:s text:c="12"/>&lt;CCC/&gt;</text:span><text:span text:style-name="T15"/></text:p>
      <text:p text:style-name="P40" loext:marker-style-name="T15"><text:span text:style-name="T15"><text:s text:c="12"/>&lt;FFF/&gt;</text:span><text:span text:style-name="T15"/></text:p>
      <text:p text:style-name="P40" loext:marker-style-name="T15"><text:span text:style-name="T15"><text:s text:c="12"/>&lt;FFF&gt;</text:span><text:span text:style-name="T15"/></text:p>
      <text:p text:style-name="P40" loext:marker-style-name="T15"><text:span text:style-name="T15"><text:s text:c="16"/>&lt;XXX/&gt;</text:span><text:span text:style-name="T15"/></text:p>
      <text:p text:style-name="P40" loext:marker-style-name="T15"><text:span text:style-name="T15"><text:s text:c="16"/>&lt;GGG/&gt;</text:span><text:span text:style-name="T15"/></text:p>
      <text:p text:style-name="P40" loext:marker-style-name="T15"><text:span text:style-name="T15"><text:s text:c="12"/>&lt;/FFF&gt;</text:span><text:span text:style-name="T15"/></text:p>
      <text:p text:style-name="P40" loext:marker-style-name="T15"><text:span text:style-name="T15"><text:s text:c="8"/>&lt;/DDD&gt;</text:span><text:span text:style-name="T15"/></text:p>
      <text:p text:style-name="P40" loext:marker-style-name="T15"><text:span text:style-name="T15">&lt;EEE/&gt;</text:span><text:span text:style-name="T15"/></text:p>
      <text:p text:style-name="P40" loext:marker-style-name="T15"><text:span text:style-name="T15">&lt;DDD/&gt;</text:span><text:span text:style-name="T15"/></text:p>
      <text:p text:style-name="P40" loext:marker-style-name="T15"><text:span text:style-name="T15">&lt;CCC/&gt;</text:span><text:span text:style-name="T15"/></text:p>
      <text:p text:style-name="P40" loext:marker-style-name="T15"><text:span text:style-name="T15">&lt;FFF/&gt;</text:span><text:span text:style-name="T15"/></text:p>
      <text:p text:style-name="P40" loext:marker-style-name="T15"><text:span text:style-name="T15">&lt;FFF&gt;</text:span><text:span text:style-name="T15"/></text:p>
      <text:p text:style-name="P40" loext:marker-style-name="T15"><text:span text:style-name="T15"><text:s text:c="16"/>&lt;XXX/&gt;</text:span><text:span text:style-name="T15"/></text:p>
      <text:p text:style-name="P40" loext:marker-style-name="T15"><text:span text:style-name="T15"><text:s text:c="16"/>&lt;GGG/&gt;</text:span><text:span text:style-name="T15"/></text:p>
      <text:p text:style-name="P40" loext:marker-style-name="T15"><text:span text:style-name="T15"><text:s text:c="12"/>&lt;/FFF&gt;</text:span><text:span text:style-name="T15"/></text:p>
      <text:p text:style-name="P40" loext:marker-style-name="T15"><text:span text:style-name="T15">&lt;XXX/&gt;</text:span><text:span text:style-name="T15"/></text:p>
      <text:p text:style-name="P40" loext:marker-style-name="T15"><text:span text:style-name="T15">&lt;GGG/&gt;</text:span><text:span text:style-name="T15"/></text:p>
      <text:list xml:id="list123918408906812" text:continue-numbering="true" text:style-name="WWNum5">
        <text:list-item>
          <text:p text:style-name="P35" loext:marker-style-name="T12"><text:span text:style-name="T16">Selecciona los nombres de los elementos que contienen dos hijos FFF</text:span></text:p>
          <text:p text:style-name="P61">//*[count(FFF) = 2]/name()</text:p>
        </text:list-item>
      </text:list>
      <text:p text:style-name="P40" loext:marker-style-name="T15"><text:span text:style-name="T15">DDD</text:span><text:span text:style-name="T15"/></text:p>
      <text:list xml:id="list123918864500106" text:continue-numbering="true" text:style-name="WWNum5">
        <text:list-item>
          <text:p text:style-name="P35" loext:marker-style-name="T16"><text:span text:style-name="T16">Selecciona elementos con dos hijos </text:span></text:p>
          <text:p text:style-name="P61">//*[count(child::*) = 2]/name()</text:p>
        </text:list-item>
      </text:list>
      <text:p text:style-name="P40" loext:marker-style-name="T15"><text:span text:style-name="T15">FFF</text:span><text:span text:style-name="T15"/></text:p>
      <text:list xml:id="list123917851847798" text:continue-numbering="true" text:style-name="WWNum5">
        <text:list-item>
          <text:p text:style-name="P35" loext:marker-style-name="T16"><text:span text:style-name="T16">Selecciona todos los elementos cuyo nombre se inicie con la letra B</text:span></text:p>
          <text:p text:style-name="P61">//*[starts-with(name(),'B')]</text:p>
        </text:list-item>
      </text:list>
      <text:p text:style-name="P40" loext:marker-style-name="T15"><text:span text:style-name="T15">&lt;BBB/&gt;</text:span><text:span text:style-name="T15"/></text:p>
      <text:p text:style-name="P40" loext:marker-style-name="T15"><text:span text:style-name="T15">&lt;BBB id="hermano 1"/&gt;</text:span><text:span text:style-name="T15"/></text:p>
      <text:list xml:id="list123919454984900" text:continue-numbering="true" text:style-name="WWNum5">
        <text:list-item>
          <text:p text:style-name="P35" loext:marker-style-name="T16"><text:span text:style-name="T16">Selecciona todos los elementos cuyo nombre contenga la letra C </text:span></text:p>
          <text:p text:style-name="P61">//*[contains(name(),'C')]?</text:p>
        </text:list-item>
      </text:list>
      <text:p text:style-name="P40" loext:marker-style-name="T15"><text:span text:style-name="T15">&lt;CCC/&gt;</text:span><text:span text:style-name="T15"/></text:p>
      <text:list text:style-name="WWNum1">
        <text:list-item>
          <text:p text:style-name="P38" loext:marker-style-name="T16"><text:span text:style-name="T16">Selecciona todos los elementos BBB y los elementos FFF que son descendientes del elemento raíz</text:span></text:p>
          <text:p text:style-name="P63">//descendant::*[name()='BBB' or name()='FFF']</text:p>
        </text:list-item>
      </text:list>
      <text:p text:style-name="P40" loext:marker-style-name="T15"><text:span text:style-name="T21">&lt;</text:span><text:span text:style-name="T15">BBB/&gt;</text:span></text:p>
      <text:p text:style-name="P40" loext:marker-style-name="T15"><text:span text:style-name="T15">&lt;BBB id="hermano 1"/&gt;</text:span><text:span text:style-name="T15"/></text:p>
      <text:p text:style-name="P40" loext:marker-style-name="T15"><text:span text:style-name="T15">&lt;FFF/&gt;</text:span><text:span text:style-name="T15"/></text:p>
      <text:p text:style-name="P40" loext:marker-style-name="T15"><text:span text:style-name="T15">&lt;FFF&gt;</text:span><text:span text:style-name="T15"/></text:p>
      <text:p text:style-name="P40" loext:marker-style-name="T15"><text:span text:style-name="T15"><text:s text:c="16"/>&lt;XXX/&gt;</text:span><text:span text:style-name="T15"/></text:p>
      <text:p text:style-name="P40" loext:marker-style-name="T15"><text:span text:style-name="T15"><text:s text:c="16"/>&lt;GGG/&gt;</text:span><text:span text:style-name="T15"/></text:p>
      <text:p text:style-name="P40" loext:marker-style-name="T15"><text:span text:style-name="T15"><text:s text:c="12"/>&lt;/FFF&gt;</text:span></text:p>
      <text:p text:style-name="P40" loext:marker-style-name="T15"><text:span text:style-name="T15"/></text:p>
      <text:list xml:id="list123919400386568" text:continue-list="list123919454984900" text:style-name="WWNum5">
        <text:list-item>
          <text:p text:style-name="P36" loext:marker-style-name="T16"><text:soft-page-break/><text:span text:style-name="T16">Selecciona todos los hermanos siguientes (</text:span><text:span text:style-name="T18">DESPUÉS</text:span><text:span text:style-name="T16"> DE) a CCC </text:span></text:p>
          <text:p text:style-name="P62">//CCC/following-sibling::*</text:p>
          <text:p text:style-name="P36" loext:marker-style-name="T16"/>
        </text:list-item>
      </text:list>
      <text:p text:style-name="P40" loext:marker-style-name="T15"><text:span text:style-name="T15">&lt;FFF/&gt;</text:span><text:span text:style-name="T15"/></text:p>
      <text:p text:style-name="P40" loext:marker-style-name="T15"><text:span text:style-name="T15">&lt;FFF&gt;</text:span><text:span text:style-name="T15"/></text:p>
      <text:p text:style-name="P40" loext:marker-style-name="T15"><text:span text:style-name="T15"><text:s text:c="16"/>&lt;XXX/&gt;</text:span><text:span text:style-name="T15"/></text:p>
      <text:p text:style-name="P40" loext:marker-style-name="T15"><text:span text:style-name="T15"><text:s text:c="16"/>&lt;GGG/&gt;</text:span><text:span text:style-name="T15"/></text:p>
      <text:p text:style-name="P40" loext:marker-style-name="T15"><text:span text:style-name="T15"><text:s text:c="12"/>&lt;/FFF&gt;</text:span><text:span text:style-name="T15"/></text:p>
      <text:p text:style-name="P77" loext:marker-style-name="T15"/>
      <text:h text:style-name="Heading_20_1" text:outline-level="1" loext:marker-style-name="T7"><text:bookmark-start text:name="_Toc162350948"/>Ejercicio 6<text:bookmark-end text:name="_Toc162350948"/> <text:span text:style-name="T7"><text:s/></text:span><text:span text:style-name="T7"/></text:h>
      <text:p text:style-name="P75">A partir del fichero xml ej6.xml , selecciona con XPATH</text:p>
      <text:p text:style-name="P39" loext:marker-style-name="T4"><text:span text:style-name="T13"><text:s/></text:span><text:span text:style-name="T13"/></text:p>
      <text:list xml:id="list2372387603" text:style-name="WWNum16">
        <text:list-item>
          <text:p text:style-name="P78" loext:marker-style-name="T12"><text:span text:style-name="T12">Nombre de los módulos que se imparten en el Centro</text:span></text:p>
          <text:p text:style-name="P64">//modulo/nombre/text()</text:p>
        </text:list-item>
      </text:list>
      <text:p text:style-name="P40" loext:marker-style-name="T15"><text:span text:style-name="T15">Aplicaciones web</text:span><text:span text:style-name="T15"/></text:p>
      <text:p text:style-name="P40" loext:marker-style-name="T15"><text:span text:style-name="T15">Gestión de bases de datos</text:span><text:span text:style-name="T15"/></text:p>
      <text:p text:style-name="P40" loext:marker-style-name="T15"><text:span text:style-name="T15">Bases de datos</text:span><text:span text:style-name="T15"/></text:p>
      <text:p text:style-name="P40" loext:marker-style-name="T15"><text:span text:style-name="T15">Lenguajes de marcas y sistemas de gestión de información</text:span><text:span text:style-name="T15"/></text:p>
      <text:p text:style-name="P40" loext:marker-style-name="T15"><text:span text:style-name="T15">Implantación de aplicaciones web</text:span><text:span text:style-name="T15"/></text:p>
      <text:list xml:id="list123919204045797" text:continue-numbering="true" text:style-name="WWNum16">
        <text:list-item>
          <text:p text:style-name="P79" loext:marker-style-name="T12"><text:span text:style-name="T12">Nombre de los módulos del ciclo ASIR</text:span></text:p>
          <text:p text:style-name="P65">//modulo[ciclo='ASIR']/nombre/text()</text:p>
        </text:list-item>
      </text:list>
      <text:p text:style-name="P40" loext:marker-style-name="T15"><text:span text:style-name="T15">Gestión de bases de datos</text:span><text:span text:style-name="T15"/></text:p>
      <text:p text:style-name="P40" loext:marker-style-name="T15"><text:span text:style-name="T15">Lenguajes de marcas y sistemas de gestión de información</text:span><text:span text:style-name="T15"/></text:p>
      <text:p text:style-name="P40" loext:marker-style-name="T15"><text:span text:style-name="T15">Implantación de aplicaciones web</text:span><text:span text:style-name="T15"/></text:p>
      <text:list xml:id="list123919701279463" text:continue-numbering="true" text:style-name="WWNum16">
        <text:list-item>
          <text:p text:style-name="P79" loext:marker-style-name="T12"><text:span text:style-name="T12">Nombre de los módulos que se imparten en el segundo curso de cualquier ciclo.</text:span></text:p>
          <text:p text:style-name="P65">//modulo[curso='2']/nombre/text()</text:p>
        </text:list-item>
      </text:list>
      <text:p text:style-name="P40" loext:marker-style-name="T15"><text:span text:style-name="T15">Aplicaciones web</text:span><text:span text:style-name="T15"/></text:p>
      <text:p text:style-name="P40" loext:marker-style-name="T15"><text:span text:style-name="T15">Implantación de aplicaciones web</text:span><text:span text:style-name="T15"/></text:p>
      <text:list xml:id="list123919476819842" text:continue-numbering="true" text:style-name="WWNum16">
        <text:list-item>
          <text:p text:style-name="P79" loext:marker-style-name="T12"><text:span text:style-name="T12">Nombre de los módulos de menos de 5 horas semanales. </text:span></text:p>
          <text:p text:style-name="P65">//modulo[horasSemanales &lt; 5]/nombre/text()</text:p>
        </text:list-item>
      </text:list>
      <text:p text:style-name="P40" loext:marker-style-name="T15"><text:span text:style-name="T15">Aplicaciones web</text:span><text:span text:style-name="T15"/></text:p>
      <text:p text:style-name="P40" loext:marker-style-name="T15"><text:span text:style-name="T15">Lenguajes de marcas y sistemas de gestión de información</text:span><text:span text:style-name="T15"/></text:p>
      <text:list xml:id="list123919377035971" text:continue-numbering="true" text:style-name="WWNum16">
        <text:list-item>
          <text:p text:style-name="P80" loext:marker-style-name="T12"><text:span text:style-name="T12">Nombre de los módulos que se imparten en el primer curso de ASIR .</text:span></text:p>
          <text:p text:style-name="P66">//modulo[ciclo='ASIR' and curso ='1']/nombre/text()</text:p>
        </text:list-item>
      </text:list>
      <text:p text:style-name="P40" loext:marker-style-name="T15"><text:span text:style-name="T15">Gestión de bases de datos</text:span><text:span text:style-name="T15"/></text:p>
      <text:p text:style-name="P40" loext:marker-style-name="T15"><text:span text:style-name="T15">Lenguajes de marcas y sistemas de gestión de información</text:span><text:span text:style-name="T15"/></text:p>
      <text:list xml:id="list123918166980878" text:continue-numbering="true" text:style-name="WWNum16">
        <text:list-item>
          <text:p text:style-name="P79" loext:marker-style-name="T22"><text:span text:style-name="T12">Horas semanales de los módulos de más de 3 horas semanales.</text:span><text:span text:style-name="T22"> </text:span></text:p>
          <text:p text:style-name="P65"><text:span text:style-name="T12">//modulo[horasSemanales &gt; 3]/horasSemanales/text()</text:span></text:p>
        </text:list-item>
      </text:list>
      <text:p text:style-name="P40" loext:marker-style-name="T15"><text:span text:style-name="T15">4</text:span><text:span text:style-name="T15"/></text:p>
      <text:p text:style-name="P40" loext:marker-style-name="T15"><text:span text:style-name="T15">6</text:span><text:span text:style-name="T15"/></text:p>
      <text:p text:style-name="P40" loext:marker-style-name="T15"><text:span text:style-name="T15">6</text:span><text:span text:style-name="T15"/></text:p>
      <text:p text:style-name="P41" loext:marker-style-name="T15"><text:span text:style-name="T15">4</text:span><text:span text:style-name="T15"/></text:p>
      <text:p text:style-name="P40" loext:marker-style-name="T15"><text:span text:style-name="T15">5</text:span></text:p>
      <text:p text:style-name="P40" loext:marker-style-name="T15"><text:span text:style-name="T15"/></text:p>
      <text:list xml:id="list123918938902575" text:continue-numbering="true" text:style-name="WWNum16">
        <text:list-item>
          <text:p text:style-name="P79" loext:marker-style-name="T4"><text:soft-page-break/><text:span text:style-name="T12">Nombre de los módulos que se imparten en más de un ciclo</text:span></text:p>
          <text:p text:style-name="P65">//modulo[count(ciclo)&gt;1]/nombre/text()</text:p>
        </text:list-item>
      </text:list>
      <text:p text:style-name="P40" loext:marker-style-name="T15"><text:span text:style-name="T15">Lenguajes de marcas y sistemas de gestión de informació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s" fo:country="ES" style:letter-kerning="true" style:font-name-asian="Segoe UI" style:font-size-asian="12pt" style:language-asian="es" style:country-asian="E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S" style:letter-kerning="true" style:font-name-asian="Segoe UI" style:font-size-asian="12pt" style:language-asian="es" style:country-asian="ES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  <style:text-properties fo:color="#800000" loext:opacity="100%" style:font-name="Arial" fo:font-family="Arial" style:font-family-generic="roman" style:font-pitch="variable" fo:font-size="11pt" style:text-underline-style="solid" style:text-underline-width="auto" style:text-underline-color="#800000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color="#0f4761" loext:opacity="100%" style:font-name="Aptos Display" fo:font-family="'Aptos Display'" style:font-family-generic="roman" style:font-pitch="variable" fo:font-size="16pt" style:text-underline-style="none" fo:font-weight="normal" style:letter-kerning="false" style:font-name-asian="Segoe UI" style:font-family-asian="'Segoe UI'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/>
      <style:text-properties style:use-window-font-color="true" loext:opacity="0%"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800000" loext:opacity="100%" style:font-name="Arial" fo:font-family="Arial" style:font-family-generic="roman" style:font-pitch="variable" fo:font-size="11pt" style:text-underline-style="solid" style:text-underline-width="auto" style:text-underline-color="#800000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2" style:display-name="ListLabel 8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3" style:display-name="ListLabel 8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4" style:display-name="ListLabel 8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5" style:display-name="ListLabel 8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6" style:display-name="ListLabel 8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7" style:display-name="ListLabel 8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8" style:display-name="ListLabel 8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89" style:display-name="ListLabel 8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0" style:display-name="ListLabel 90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fo:background-color="transparent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 loext:padding="0cm" loext:border="none" loext:shadow="none"/>
    </style:style>
    <style:style style:name="ListLabel_20_100" style:display-name="ListLabel 1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0" style:display-name="ListLabel 1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1" style:display-name="ListLabel 11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2" style:display-name="ListLabel 11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3" style:display-name="ListLabel 11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4" style:display-name="ListLabel 11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5" style:display-name="ListLabel 11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6" style:display-name="ListLabel 11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7" style:display-name="ListLabel 11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18" style:display-name="ListLabel 11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7" style:display-name="ListLabel 13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8" style:display-name="ListLabel 13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39" style:display-name="ListLabel 13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0" style:display-name="ListLabel 14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1" style:display-name="ListLabel 14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2" style:display-name="ListLabel 14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3" style:display-name="ListLabel 14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4" style:display-name="ListLabel 14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loext:padding="0cm" loext:border="none" loext:shadow="none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loext:padding="0cm" loext:border="none" loext:shadow="non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1.884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3.18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4.45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5.72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6.99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8.26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9.53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10.8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2.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3.925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5.509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6.779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8.049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9.319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10.589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11.859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3.129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4.3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 text:start-value="6">
        <style:list-level-properties text:list-level-position-and-space-mode="label-alignment">
          <style:list-level-label-alignment text:label-followed-by="listtab" fo:margin-left="4.085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5.503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6.773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8.043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9.313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10.583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11.853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13.123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4.3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3.6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4.87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6.14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7.41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8.68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9.95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11.22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2.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2.942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4.239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5.509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6.779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8.049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9.319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10.589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11.859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3.1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5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3.602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4.872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6.142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7.412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8.682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9.952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11.222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2.4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margin-left="2.353cm"/>
        </style:list-level-properties>
      </text:list-level-style-number>
      <text:list-level-style-number text:level="2" text:style-name="ListLabel_20_83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84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85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86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87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88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89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90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8">
        <style:list-level-properties text:list-level-position-and-space-mode="label-alignment">
          <style:list-level-label-alignment text:label-followed-by="listtab" fo:margin-left="2.57cm"/>
        </style:list-level-properties>
      </text:list-level-style-number>
      <text:list-level-style-number text:level="2" text:style-name="ListLabel_20_92" loext:num-list-format="%2%" style:num-format="a" style:num-letter-sync="true">
        <style:list-level-properties text:list-level-position-and-space-mode="label-alignment">
          <style:list-level-label-alignment text:label-followed-by="listtab" fo:margin-left="3.605cm"/>
        </style:list-level-properties>
      </text:list-level-style-number>
      <text:list-level-style-number text:level="3" text:style-name="ListLabel_20_93" loext:num-list-format="%3%" style:num-format="i">
        <style:list-level-properties text:list-level-position-and-space-mode="label-alignment">
          <style:list-level-label-alignment text:label-followed-by="listtab" fo:margin-left="4.875cm"/>
        </style:list-level-properties>
      </text:list-level-style-number>
      <text:list-level-style-number text:level="4" text:style-name="ListLabel_20_94" loext:num-list-format="%4%" style:num-format="1">
        <style:list-level-properties text:list-level-position-and-space-mode="label-alignment">
          <style:list-level-label-alignment text:label-followed-by="listtab" fo:margin-left="6.145cm"/>
        </style:list-level-properties>
      </text:list-level-style-number>
      <text:list-level-style-number text:level="5" text:style-name="ListLabel_20_95" loext:num-list-format="%5%" style:num-format="a" style:num-letter-sync="true">
        <style:list-level-properties text:list-level-position-and-space-mode="label-alignment">
          <style:list-level-label-alignment text:label-followed-by="listtab" fo:margin-left="7.415cm"/>
        </style:list-level-properties>
      </text:list-level-style-number>
      <text:list-level-style-number text:level="6" text:style-name="ListLabel_20_96" loext:num-list-format="%6%" style:num-format="i">
        <style:list-level-properties text:list-level-position-and-space-mode="label-alignment">
          <style:list-level-label-alignment text:label-followed-by="listtab" fo:margin-left="8.685cm"/>
        </style:list-level-properties>
      </text:list-level-style-number>
      <text:list-level-style-number text:level="7" text:style-name="ListLabel_20_97" loext:num-list-format="%7%" style:num-format="1">
        <style:list-level-properties text:list-level-position-and-space-mode="label-alignment">
          <style:list-level-label-alignment text:label-followed-by="listtab" fo:margin-left="9.955cm"/>
        </style:list-level-properties>
      </text:list-level-style-number>
      <text:list-level-style-number text:level="8" text:style-name="ListLabel_20_98" loext:num-list-format="%8%" style:num-format="a" style:num-letter-sync="true">
        <style:list-level-properties text:list-level-position-and-space-mode="label-alignment">
          <style:list-level-label-alignment text:label-followed-by="listtab" fo:margin-left="11.225cm"/>
        </style:list-level-properties>
      </text:list-level-style-number>
      <text:list-level-style-number text:level="9" text:style-name="ListLabel_20_99" loext:num-list-format="%9%" style:num-format="i">
        <style:list-level-properties text:list-level-position-and-space-mode="label-alignment">
          <style:list-level-label-alignment text:label-followed-by="listtab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margin-left="1.249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17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margin-left="2.311cm"/>
        </style:list-level-properties>
      </text:list-level-style-number>
      <text:list-level-style-number text:level="2" text:style-name="ListLabel_20_110" loext:num-list-format="%2%" style:num-format="a" style:num-letter-sync="true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3" text:style-name="ListLabel_20_111" loext:num-list-format="%3%" style:num-format="i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4" text:style-name="ListLabel_20_112" loext:num-list-format="%4%" style:num-format="1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5" text:style-name="ListLabel_20_113" loext:num-list-format="%5%" style:num-format="a" style:num-letter-sync="true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6" text:style-name="ListLabel_20_114" loext:num-list-format="%6%" style:num-format="i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7" text:style-name="ListLabel_20_115" loext:num-list-format="%7%" style:num-format="1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8" text:style-name="ListLabel_20_116" loext:num-list-format="%8%" style:num-format="a" style:num-letter-sync="true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9" text:style-name="ListLabel_20_117" loext:num-list-format="%9%" style:num-format="i">
        <style:list-level-properties text:list-level-position-and-space-mode="label-alignment">
          <style:list-level-label-alignment text:label-followed-by="listtab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1.884cm"/>
        </style:list-level-properties>
      </text:list-level-style-number>
      <text:list-level-style-number text:level="2" text:style-name="ListLabel_20_137" loext:num-list-format="%2%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ListLabel_20_138" loext:num-list-format="%3%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ListLabel_20_139" loext:num-list-format="%4%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ListLabel_20_140" loext:num-list-format="%5%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ListLabel_20_141" loext:num-list-format="%6%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ListLabel_20_142" loext:num-list-format="%7%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ListLabel_20_143" loext:num-list-format="%8%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ListLabel_20_144" loext:num-list-format="%9%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334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0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7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44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14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84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54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24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286cm" fo:margin-left="0cm" fo:margin-top="0cm" fo:margin-bottom="0cm" table:align="left" style:writing-mode="lr-tb"/>
    </style:style>
    <style:style style:name="Tabla2.A" style:family="table-column">
      <style:table-column-properties style:column-width="2.748cm"/>
    </style:style>
    <style:style style:name="Tabla2.B" style:family="table-column">
      <style:table-column-properties style:column-width="10.123cm"/>
    </style:style>
    <style:style style:name="Tabla2.C" style:family="table-column">
      <style:table-column-properties style:column-width="2.415cm"/>
    </style:style>
    <style:style style:name="Tabla2.1" style:family="table-row">
      <style:table-row-properties style:min-row-height="2.007cm" fo:keep-together="auto"/>
    </style:style>
    <style:style style:name="Tabla2.A1" style:family="table-cell">
      <style:table-cell-properties fo:padding-left="0.009cm" fo:padding-right="0.079cm" fo:padding-top="0.021cm" fo:padding-bottom="0cm" fo:border="0.5pt solid #000000" style:writing-mode="lr-tb"/>
    </style:style>
    <style:style style:name="Tabla3" style:family="table">
      <style:table-properties style:width="15.286cm" fo:margin-left="0cm" fo:margin-top="0cm" fo:margin-bottom="0cm" table:align="left" style:writing-mode="lr-tb"/>
    </style:style>
    <style:style style:name="Tabla3.A" style:family="table-column">
      <style:table-column-properties style:column-width="2.748cm"/>
    </style:style>
    <style:style style:name="Tabla3.B" style:family="table-column">
      <style:table-column-properties style:column-width="10.123cm"/>
    </style:style>
    <style:style style:name="Tabla3.C" style:family="table-column">
      <style:table-column-properties style:column-width="2.415cm"/>
    </style:style>
    <style:style style:name="Tabla3.1" style:family="table-row">
      <style:table-row-properties style:min-row-height="2.007cm" fo:keep-together="auto"/>
    </style:style>
    <style:style style:name="Tabla3.A1" style:family="table-cell">
      <style:table-cell-properties fo:padding-left="0.009cm" fo:padding-right="0.079cm" fo:padding-top="0.021cm" fo:padding-bottom="0cm" fo:border="0.5pt solid #000000" style:writing-mode="lr-tb"/>
    </style:style>
    <style:style style:name="MP1" style:family="paragraph" style:parent-style-name="Standard">
      <style:paragraph-properties fo:margin-top="0cm" fo:margin-bottom="1.868cm" style:contextual-spacing="false"/>
      <style:text-properties style:font-name="Arial" fo:font-size="10pt" style:font-name-asian="Arial2" style:font-size-asian="10pt" style:font-name-complex="Arial2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true" style:language-asian="es" style:country-asian="ES" style:font-size-complex="12pt" style:language-complex="ar" style:country-complex="SA"/>
    </style:style>
    <style:style style:name="MP3" style:family="paragraph" style:parent-style-name="Standard">
      <style:paragraph-properties fo:margin-left="0.078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MP4" style:family="paragraph" style:parent-style-name="Standard">
      <style:paragraph-properties fo:margin-left="1.693cm" fo:margin-right="1.49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4pt" fo:language="es" fo:country="ES" fo:font-weight="bold" style:letter-kerning="true" style:font-name-asian="Times New Roman1" style:font-size-asian="14pt" style:language-asian="es" style:country-asian="ES" style:font-weight-asian="bold" style:font-name-complex="Times New Roman1" style:font-size-complex="12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/>
      <style:text-properties style:font-name="Arial" fo:font-size="10pt" style:font-name-asian="Arial2" style:font-size-asian="10pt" style:font-name-complex="Arial2"/>
    </style:style>
    <style:style style:name="M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es" fo:country="ES" style:letter-kerning="true" style:font-name-asian="Times New Roman1" style:language-asian="es" style:country-asian="ES" style:font-name-complex="Times New Roman1" style:font-size-complex="12pt" style:language-complex="ar" style:country-complex="SA"/>
    </style:style>
    <style:style style:name="MT1" style:family="text">
      <style:text-properties style:font-name="Times New Roman" style:font-name-asian="Times New Roman1" style:font-name-complex="Times New Roman1"/>
    </style:style>
    <style:style style:name="M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448cm" fo:margin-bottom="2.54cm" fo:margin-left="1.905cm" fo:margin-right="1.905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2cm" fo:margin-left="0cm" fo:margin-right="0cm" fo:margin-bottom="0.9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paragraph" svg:x="2.836cm" svg:y="1.744cm" svg:width="15.286cm" draw:z-index="5"><draw:text-box fo:min-height="0.041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><text:span text:style-name="MT1"><text:s/></text:span><draw:frame draw:style-name="Mfr2" draw:name="Imagen2" text:anchor-type="as-char" svg:width="2.54cm" svg:height="1.191cm" draw:z-index="11"><draw:image xlink:href="Pictures/10000000000000FA0000005A86E56824ECB1A7ED.jpg" xlink:type="simple" xlink:show="embed" xlink:actuate="onLoad" draw:mime-type="image/jpeg"/></draw:frame></text:p></table:table-cell><table:table-cell table:style-name="Tabla2.A1" office:value-type="string"><text:p text:style-name="MP3">LENGUAJE DE MARCAS</text:p><text:p text:style-name="MP4">EJERCICIOS TEMA 7 XPATH</text:p></table:table-cell><table:table-cell table:style-name="Tabla2.A1" office:value-type="string"><text:p text:style-name="MP2"><text:span text:style-name="MT1"><text:s/></text:span><draw:frame draw:style-name="Mfr2" draw:name="Imagen3" text:anchor-type="as-char" svg:width="2.163cm" svg:height="1.773cm" draw:z-index="17"><draw:image xlink:href="Pictures/1000000000000064000000528104113F660A6F50.jpg" xlink:type="simple" xlink:show="embed" xlink:actuate="onLoad" draw:mime-type="image/jpeg"/></draw:frame></text:p></table:table-cell></table:table-row></table:table></draw:text-box></draw:frame><text:s/></text:p>
        <text:p text:style-name="MP5"><text:s/></text:p>
        <text:p text:style-name="MP5"><text:s/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Marco3" text:anchor-type="paragraph" svg:x="2.836cm" svg:y="1.744cm" svg:width="15.286cm" draw:z-index="18"><draw:text-box fo:min-height="0.041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office:value-type="string"><text:p text:style-name="MP2"><text:span text:style-name="MT1"><text:s/></text:span><draw:frame draw:style-name="Mfr2" draw:name="Picture 9" text:anchor-type="as-char" svg:width="2.54cm" svg:height="1.191cm" draw:z-index="19"><draw:image xlink:href="Pictures/10000000000000FA0000005A86E56824ECB1A7ED.jpg" xlink:type="simple" xlink:show="embed" xlink:actuate="onLoad" draw:mime-type="image/jpeg"/></draw:frame></text:p></table:table-cell><table:table-cell table:style-name="Tabla3.A1" office:value-type="string"><text:p text:style-name="MP3">LENGUAJE DE MARCAS</text:p><text:p text:style-name="MP4">EJERCICIOS TEMA 7 XPATH</text:p></table:table-cell><table:table-cell table:style-name="Tabla3.A1" office:value-type="string"><text:p text:style-name="MP6"/></table:table-cell></table:table-row></table:table></draw:text-box></draw:frame>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jercicio 1</dc:title>
    <meta:initial-creator>admin</meta:initial-creator>
    <meta:editing-cycles>64</meta:editing-cycles>
    <meta:creation-date>2024-03-26T12:17:00</meta:creation-date>
    <dc:date>2024-04-24T12:16:43.362000000</dc:date>
    <meta:editing-duration>PT3H48M31S</meta:editing-duration>
    <meta:generator>LibreOffice/7.5.4.2$Windows_X86_64 LibreOffice_project/36ccfdc35048b057fd9854c757a8b67ec53977b6</meta:generator>
    <meta:document-statistic meta:table-count="2" meta:image-count="3" meta:object-count="0" meta:page-count="7" meta:paragraph-count="254" meta:word-count="851" meta:character-count="6496" meta:non-whitespace-character-count="5402"/>
    <meta:user-defined meta:name="AppVersion">14.0000</meta:user-defined>
    <meta:template xlink:type="simple" xlink:actuate="onRequest" xlink:title="Normal" xlink:href=""/>
  </office:meta>
</office:document-meta>
</file>